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0da1e3" officeooo:paragraph-rsid="000da1e3"/>
    </style:style>
    <style:style style:name="P2" style:family="paragraph" style:parent-style-name="Standard">
      <style:paragraph-properties fo:margin-left="0.05in" fo:margin-right="0in" fo:line-height="200%" fo:text-indent="0in" style:auto-text-indent="false" style:writing-mode="page"/>
    </style:style>
    <style:style style:name="P3" style:family="paragraph" style:parent-style-name="Standard">
      <style:paragraph-properties fo:margin-left="0.05in" fo:margin-right="0in" fo:line-height="200%" fo:text-align="center" style:justify-single-word="false" fo:text-indent="0in" style:auto-text-indent="false" style:writing-mode="page"/>
      <style:text-properties officeooo:rsid="000d79cd" officeooo:paragraph-rsid="000d79cd"/>
    </style:style>
    <style:style style:name="P4" style:family="paragraph" style:parent-style-name="Standard">
      <style:paragraph-properties fo:margin-left="0.05in" fo:margin-right="0in" fo:line-height="200%" fo:text-align="start" style:justify-single-word="false" fo:text-indent="0in" style:auto-text-indent="false" style:writing-mode="page"/>
      <style:text-properties officeooo:rsid="000d79cd" officeooo:paragraph-rsid="000d79cd"/>
    </style:style>
    <style:style style:name="P5" style:family="paragraph" style:parent-style-name="Standard">
      <style:paragraph-properties fo:margin-left="0.05in" fo:margin-right="0in" fo:line-height="200%" fo:text-align="start" style:justify-single-word="false" fo:text-indent="0in" style:auto-text-indent="false" fo:break-before="page" style:writing-mode="page"/>
      <style:text-properties officeooo:rsid="000d79cd" officeooo:paragraph-rsid="000d79cd"/>
    </style:style>
    <style:style style:name="P6" style:family="paragraph" style:parent-style-name="Standard" style:master-page-name="">
      <loext:graphic-properties draw:fill="none"/>
      <style:paragraph-properties fo:margin-left="0.0618in" fo:margin-right="0in" fo:line-height="200%" fo:text-align="start" style:justify-single-word="false" fo:text-indent="0.5in" style:auto-text-indent="false" style:page-number="auto" fo:background-color="transparent" style:writing-mode="page"/>
      <style:text-properties officeooo:rsid="0011e418" officeooo:paragraph-rsid="0011e418"/>
    </style:style>
    <style:style style:name="P7" style:family="paragraph" style:parent-style-name="Standard" style:master-page-name="">
      <loext:graphic-properties draw:fill="none"/>
      <style:paragraph-properties fo:margin-left="0.0618in" fo:margin-right="0in" fo:line-height="200%" fo:text-align="start" style:justify-single-word="false" fo:text-indent="0.5in" style:auto-text-indent="false" style:page-number="auto" fo:background-color="transparent" style:writing-mode="page"/>
      <style:text-properties officeooo:rsid="001bfd3a" officeooo:paragraph-rsid="001bfd3a"/>
    </style:style>
    <style:style style:name="P8" style:family="paragraph" style:parent-style-name="Standard" style:master-page-name="">
      <loext:graphic-properties draw:fill="none"/>
      <style:paragraph-properties fo:margin-left="0.0618in" fo:margin-right="0in" fo:line-height="200%" fo:text-align="start" style:justify-single-word="false" fo:text-indent="0.5in" style:auto-text-indent="false" style:page-number="auto" fo:background-color="transparent" style:writing-mode="page"/>
      <style:text-properties fo:font-style="normal" officeooo:rsid="002604b3" officeooo:paragraph-rsid="002604b3" style:font-style-asian="normal" style:font-style-complex="normal"/>
    </style:style>
    <style:style style:name="P9" style:family="paragraph" style:parent-style-name="Standard" style:master-page-name="">
      <loext:graphic-properties draw:fill="none"/>
      <style:paragraph-properties fo:margin-left="0.0618in" fo:margin-right="0in" fo:line-height="200%" fo:text-align="start" style:justify-single-word="false" fo:text-indent="0.5in" style:auto-text-indent="false" style:page-number="auto" fo:background-color="transparent" style:writing-mode="page"/>
      <style:text-properties fo:font-style="normal" officeooo:rsid="001d9508" officeooo:paragraph-rsid="001d9508" style:font-style-asian="normal" style:font-style-complex="normal"/>
    </style:style>
    <style:style style:name="P10" style:family="paragraph" style:parent-style-name="Standard" style:master-page-name="">
      <loext:graphic-properties draw:fill="none"/>
      <style:paragraph-properties fo:margin-left="0.0618in" fo:margin-right="0in" fo:line-height="200%" fo:text-align="start" style:justify-single-word="false" fo:text-indent="0.5in" style:auto-text-indent="false" style:page-number="auto" fo:background-color="transparent" style:writing-mode="page"/>
      <style:text-properties fo:font-style="normal" officeooo:rsid="003c4e09" officeooo:paragraph-rsid="003c4e09" style:font-style-asian="normal" style:font-style-complex="normal"/>
    </style:style>
    <style:style style:name="P11" style:family="paragraph" style:parent-style-name="Standard" style:master-page-name="">
      <loext:graphic-properties draw:fill="none"/>
      <style:paragraph-properties fo:margin-left="0.0618in" fo:margin-right="0in" fo:line-height="200%" fo:text-align="start" style:justify-single-word="false" fo:text-indent="0.5in" style:auto-text-indent="false" style:page-number="auto" fo:background-color="transparent" style:writing-mode="page"/>
      <style:text-properties fo:font-style="normal" officeooo:rsid="004e6d0f" officeooo:paragraph-rsid="004e6d0f" style:font-style-asian="normal" style:font-style-complex="normal"/>
    </style:style>
    <style:style style:name="P12" style:family="paragraph" style:parent-style-name="Standard" style:master-page-name="">
      <loext:graphic-properties draw:fill="none"/>
      <style:paragraph-properties fo:margin-left="0.0618in" fo:margin-right="0in" fo:line-height="200%" fo:text-align="start" style:justify-single-word="false" fo:text-indent="0.5in" style:auto-text-indent="false" style:page-number="auto" fo:background-color="transparent" style:writing-mode="page"/>
      <style:text-properties fo:font-style="normal" officeooo:rsid="00572ff6" officeooo:paragraph-rsid="00572ff6" style:font-style-asian="normal" style:font-style-complex="normal"/>
    </style:style>
    <style:style style:name="P13" style:family="paragraph" style:parent-style-name="Standard" style:master-page-name="">
      <loext:graphic-properties draw:fill="none"/>
      <style:paragraph-properties fo:margin-left="0.0618in" fo:margin-right="0in" fo:line-height="200%" fo:text-align="start" style:justify-single-word="false" fo:text-indent="0.5in" style:auto-text-indent="false" style:page-number="auto" fo:background-color="transparent" style:writing-mode="page"/>
      <style:text-properties fo:font-style="normal" officeooo:rsid="006858e4" officeooo:paragraph-rsid="00724292" style:font-style-asian="normal" style:font-style-complex="normal"/>
    </style:style>
    <style:style style:name="P14" style:family="paragraph" style:parent-style-name="Standard" style:master-page-name="">
      <loext:graphic-properties draw:fill="none"/>
      <style:paragraph-properties fo:margin-left="0.0618in" fo:margin-right="0in" fo:line-height="200%" fo:text-align="start" style:justify-single-word="false" fo:text-indent="0.5in" style:auto-text-indent="false" style:page-number="auto" fo:background-color="transparent" style:writing-mode="page"/>
      <style:text-properties fo:font-style="normal" officeooo:rsid="0076fb0a" officeooo:paragraph-rsid="0076fb0a" style:font-style-asian="normal" style:font-style-complex="normal"/>
    </style:style>
    <style:style style:name="P15" style:family="paragraph" style:parent-style-name="Standard" style:master-page-name="">
      <loext:graphic-properties draw:fill="none"/>
      <style:paragraph-properties fo:margin-left="0.0618in" fo:margin-right="0in" fo:line-height="200%" fo:text-align="start" style:justify-single-word="false" fo:text-indent="0.5in" style:auto-text-indent="false" style:page-number="auto" fo:background-color="transparent" style:writing-mode="page"/>
      <style:text-properties officeooo:rsid="00292f43" officeooo:paragraph-rsid="00292f43"/>
    </style:style>
    <style:style style:name="P16"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officeooo:rsid="001395a9" officeooo:paragraph-rsid="001395a9"/>
    </style:style>
    <style:style style:name="P17"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officeooo:rsid="00146f6e" officeooo:paragraph-rsid="00146f6e"/>
    </style:style>
    <style:style style:name="P18"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officeooo:rsid="0016156c" officeooo:paragraph-rsid="0016156c"/>
    </style:style>
    <style:style style:name="P19"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officeooo:rsid="001bfd3a" officeooo:paragraph-rsid="001bfd3a"/>
    </style:style>
    <style:style style:name="P20"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officeooo:rsid="001c4e18" officeooo:paragraph-rsid="001c4e18"/>
    </style:style>
    <style:style style:name="P21"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20efd2" officeooo:paragraph-rsid="0020efd2" style:font-style-asian="normal" style:font-style-complex="normal"/>
    </style:style>
    <style:style style:name="P22"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241c6f" officeooo:paragraph-rsid="00241c6f" style:font-style-asian="normal" style:font-style-complex="normal"/>
    </style:style>
    <style:style style:name="P23"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25bee1" officeooo:paragraph-rsid="0025bee1" style:font-style-asian="normal" style:font-style-complex="normal"/>
    </style:style>
    <style:style style:name="P24"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2604b3" officeooo:paragraph-rsid="002604b3" style:font-style-asian="normal" style:font-style-complex="normal"/>
    </style:style>
    <style:style style:name="P25"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26e0b5" officeooo:paragraph-rsid="0026e0b5" style:font-style-asian="normal" style:font-style-complex="normal"/>
    </style:style>
    <style:style style:name="P26"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1d9508" officeooo:paragraph-rsid="001d9508" style:font-style-asian="normal" style:font-style-complex="normal"/>
    </style:style>
    <style:style style:name="P27"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1f7b48" officeooo:paragraph-rsid="001f7b48" style:font-style-asian="normal" style:font-style-complex="normal"/>
    </style:style>
    <style:style style:name="P28"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2c4bdb" officeooo:paragraph-rsid="002c4bdb" style:font-style-asian="normal" style:font-style-complex="normal"/>
    </style:style>
    <style:style style:name="P29"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2e01b4" officeooo:paragraph-rsid="002e01b4" style:font-style-asian="normal" style:font-style-complex="normal"/>
    </style:style>
    <style:style style:name="P30"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2f2942" officeooo:paragraph-rsid="002f2942" style:font-style-asian="normal" style:font-style-complex="normal"/>
    </style:style>
    <style:style style:name="P31"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322250" officeooo:paragraph-rsid="00322250" style:font-style-asian="normal" style:font-style-complex="normal"/>
    </style:style>
    <style:style style:name="P32"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33075d" officeooo:paragraph-rsid="0033075d" style:font-style-asian="normal" style:font-style-complex="normal"/>
    </style:style>
    <style:style style:name="P33"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331511" officeooo:paragraph-rsid="00331511" style:font-style-asian="normal" style:font-style-complex="normal"/>
    </style:style>
    <style:style style:name="P34"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34def4" officeooo:paragraph-rsid="0034def4" style:font-style-asian="normal" style:font-style-complex="normal"/>
    </style:style>
    <style:style style:name="P35"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37f757" officeooo:paragraph-rsid="0037f757" style:font-style-asian="normal" style:font-style-complex="normal"/>
    </style:style>
    <style:style style:name="P36"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38e1b5" officeooo:paragraph-rsid="0038e1b5" style:font-style-asian="normal" style:font-style-complex="normal"/>
    </style:style>
    <style:style style:name="P37"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39b316" officeooo:paragraph-rsid="0039b316" style:font-style-asian="normal" style:font-style-complex="normal"/>
    </style:style>
    <style:style style:name="P38"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3b38b2" officeooo:paragraph-rsid="003b38b2" style:font-style-asian="normal" style:font-style-complex="normal"/>
    </style:style>
    <style:style style:name="P39" style:family="paragraph" style:parent-style-name="Standard">
      <loext:graphic-properties draw:fill="none"/>
      <style:paragraph-properties fo:margin-left="0.0618in" fo:margin-right="0in" fo:line-height="200%" fo:text-align="center" style:justify-single-word="false" fo:text-indent="0.5in" style:auto-text-indent="false" fo:background-color="transparent" style:writing-mode="page"/>
      <style:text-properties fo:font-style="normal" officeooo:rsid="003b38b2" officeooo:paragraph-rsid="003b38b2" style:font-style-asian="normal" style:font-style-complex="normal"/>
    </style:style>
    <style:style style:name="P40"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3c4e09" officeooo:paragraph-rsid="003c4e09" style:font-style-asian="normal" style:font-style-complex="normal"/>
    </style:style>
    <style:style style:name="P41"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3c4e09" officeooo:paragraph-rsid="003ea3e4" style:font-style-asian="normal" style:font-style-complex="normal"/>
    </style:style>
    <style:style style:name="P42"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3ea3e4" officeooo:paragraph-rsid="003ea3e4" style:font-style-asian="normal" style:font-style-complex="normal"/>
    </style:style>
    <style:style style:name="P43"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417111" officeooo:paragraph-rsid="00417111" style:font-style-asian="normal" style:font-style-complex="normal"/>
    </style:style>
    <style:style style:name="P44"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4201d8" officeooo:paragraph-rsid="004201d8" style:font-style-asian="normal" style:font-style-complex="normal"/>
    </style:style>
    <style:style style:name="P45"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4201d8" officeooo:paragraph-rsid="0043b022" style:font-style-asian="normal" style:font-style-complex="normal"/>
    </style:style>
    <style:style style:name="P46"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43b022" officeooo:paragraph-rsid="0043b022" style:font-style-asian="normal" style:font-style-complex="normal"/>
    </style:style>
    <style:style style:name="P47"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44df7c" officeooo:paragraph-rsid="0044df7c" style:font-style-asian="normal" style:font-style-complex="normal"/>
    </style:style>
    <style:style style:name="P48"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46d406" officeooo:paragraph-rsid="0046d406" style:font-style-asian="normal" style:font-style-complex="normal"/>
    </style:style>
    <style:style style:name="P49"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1c4e18" officeooo:paragraph-rsid="0049629e" style:font-style-asian="normal" style:font-style-complex="normal"/>
    </style:style>
    <style:style style:name="P50"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4e6d0f" officeooo:paragraph-rsid="004e6d0f" style:font-style-asian="normal" style:font-style-complex="normal"/>
    </style:style>
    <style:style style:name="P51"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502994" officeooo:paragraph-rsid="00502994" style:font-style-asian="normal" style:font-style-complex="normal"/>
    </style:style>
    <style:style style:name="P52"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50ef92" officeooo:paragraph-rsid="0050ef92" style:font-style-asian="normal" style:font-style-complex="normal"/>
    </style:style>
    <style:style style:name="P53"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52fa7e" officeooo:paragraph-rsid="0052fa7e" style:font-style-asian="normal" style:font-style-complex="normal"/>
    </style:style>
    <style:style style:name="P54"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583eb1" officeooo:paragraph-rsid="00583eb1" style:font-style-asian="normal" style:font-style-complex="normal"/>
    </style:style>
    <style:style style:name="P55"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583eb1" officeooo:paragraph-rsid="0061d606" style:font-style-asian="normal" style:font-style-complex="normal"/>
    </style:style>
    <style:style style:name="P56"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59ba0d" officeooo:paragraph-rsid="0059ba0d" style:font-style-asian="normal" style:font-style-complex="normal"/>
    </style:style>
    <style:style style:name="P57"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5acab1" officeooo:paragraph-rsid="005acab1" style:font-style-asian="normal" style:font-style-complex="normal"/>
    </style:style>
    <style:style style:name="P58"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5bbae4" officeooo:paragraph-rsid="005bbae4" style:font-style-asian="normal" style:font-style-complex="normal"/>
    </style:style>
    <style:style style:name="P59"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5bbae4" officeooo:paragraph-rsid="006be5b8" style:font-style-asian="normal" style:font-style-complex="normal"/>
    </style:style>
    <style:style style:name="P60"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5bbae4" officeooo:paragraph-rsid="006c4a25" style:font-style-asian="normal" style:font-style-complex="normal"/>
    </style:style>
    <style:style style:name="P61"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5fa054" officeooo:paragraph-rsid="005fa054" style:font-style-asian="normal" style:font-style-complex="normal"/>
    </style:style>
    <style:style style:name="P62"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62f6c9" officeooo:paragraph-rsid="0062f6c9" style:font-style-asian="normal" style:font-style-complex="normal"/>
    </style:style>
    <style:style style:name="P63"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646ed1" officeooo:paragraph-rsid="00646ed1" style:font-style-asian="normal" style:font-style-complex="normal"/>
    </style:style>
    <style:style style:name="P64"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646ed1" officeooo:paragraph-rsid="00666df3" style:font-style-asian="normal" style:font-style-complex="normal"/>
    </style:style>
    <style:style style:name="P65"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666df3" officeooo:paragraph-rsid="00666df3" style:font-style-asian="normal" style:font-style-complex="normal"/>
    </style:style>
    <style:style style:name="P66"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679067" officeooo:paragraph-rsid="00679067" style:font-style-asian="normal" style:font-style-complex="normal"/>
    </style:style>
    <style:style style:name="P67"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684891" officeooo:paragraph-rsid="00684891" style:font-style-asian="normal" style:font-style-complex="normal"/>
    </style:style>
    <style:style style:name="P68"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724292" officeooo:paragraph-rsid="00724292" style:font-style-asian="normal" style:font-style-complex="normal"/>
    </style:style>
    <style:style style:name="P69"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73861a" officeooo:paragraph-rsid="0073861a" style:font-style-asian="normal" style:font-style-complex="normal"/>
    </style:style>
    <style:style style:name="P70"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73ece8" officeooo:paragraph-rsid="0073ece8" style:font-style-asian="normal" style:font-style-complex="normal"/>
    </style:style>
    <style:style style:name="P71"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75e6b8" officeooo:paragraph-rsid="0075e6b8" style:font-style-asian="normal" style:font-style-complex="normal"/>
    </style:style>
    <style:style style:name="P72"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fo:font-style="normal" officeooo:rsid="0078c2eb" officeooo:paragraph-rsid="0078c2eb" style:font-style-asian="normal" style:font-style-complex="normal"/>
    </style:style>
    <style:style style:name="P73"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officeooo:rsid="001d9508" officeooo:paragraph-rsid="001d9508"/>
    </style:style>
    <style:style style:name="P74"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officeooo:rsid="001f7b48" officeooo:paragraph-rsid="001f7b48"/>
    </style:style>
    <style:style style:name="P75"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officeooo:rsid="0020efd2" officeooo:paragraph-rsid="0020efd2"/>
    </style:style>
    <style:style style:name="P76"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officeooo:rsid="00292f43" officeooo:paragraph-rsid="002c4bdb"/>
    </style:style>
    <style:style style:name="P77"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officeooo:rsid="002c4bdb" officeooo:paragraph-rsid="002c4bdb"/>
    </style:style>
    <style:style style:name="P78"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officeooo:rsid="002dde00" officeooo:paragraph-rsid="002dde00"/>
    </style:style>
    <style:style style:name="P79"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officeooo:rsid="002e01b4" officeooo:paragraph-rsid="002e01b4"/>
    </style:style>
    <style:style style:name="P80"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officeooo:rsid="002f2942" officeooo:paragraph-rsid="002f2942"/>
    </style:style>
    <style:style style:name="P81"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style:font-name="Liberation Serif1" fo:font-style="normal" officeooo:rsid="0073ece8" officeooo:paragraph-rsid="0073ece8" style:font-style-asian="normal" style:font-style-complex="normal"/>
    </style:style>
    <style:style style:name="P82"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style:font-name="Liberation Serif1" fo:font-style="normal" officeooo:rsid="0075e6b8" officeooo:paragraph-rsid="0075e6b8" style:font-style-asian="normal" style:font-style-complex="normal"/>
    </style:style>
    <style:style style:name="P83"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style:font-name="Liberation Serif1" fo:font-style="normal" officeooo:rsid="0076fb0a" officeooo:paragraph-rsid="0076fb0a" style:font-style-asian="normal" style:font-style-complex="normal"/>
    </style:style>
    <style:style style:name="P84"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style:font-name="Liberation Serif1" fo:font-style="normal" officeooo:rsid="0078c2eb" officeooo:paragraph-rsid="0076fb0a" style:font-style-asian="normal" style:font-style-complex="normal"/>
    </style:style>
    <style:style style:name="P85"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style:font-name="Liberation Serif1" fo:font-style="normal" officeooo:rsid="0078c2eb" officeooo:paragraph-rsid="0078c2eb" style:font-style-asian="normal" style:font-style-complex="normal"/>
    </style:style>
    <style:style style:name="P86" style:family="paragraph" style:parent-style-name="Standard">
      <loext:graphic-properties draw:fill="none"/>
      <style:paragraph-properties fo:margin-left="0.0618in" fo:margin-right="0in" fo:line-height="200%" fo:text-align="start" style:justify-single-word="false" fo:text-indent="0.5in" style:auto-text-indent="false" fo:background-color="transparent" style:writing-mode="page"/>
      <style:text-properties style:font-name="Liberation Serif1" fo:font-style="normal" officeooo:rsid="0079e569" officeooo:paragraph-rsid="0079e569" style:font-style-asian="normal" style:font-style-complex="normal"/>
    </style:style>
    <style:style style:name="P87" style:family="paragraph" style:parent-style-name="Standard">
      <loext:graphic-properties draw:fill="none"/>
      <style:paragraph-properties fo:margin-left="0.0618in" fo:margin-right="0in" fo:line-height="200%" fo:text-align="start" style:justify-single-word="false" fo:text-indent="0.5in" style:auto-text-indent="false" fo:break-before="page" fo:background-color="transparent" style:writing-mode="page"/>
      <style:text-properties fo:font-style="normal" officeooo:rsid="0039b316" officeooo:paragraph-rsid="0039b316" style:font-style-asian="normal" style:font-style-complex="normal"/>
    </style:style>
    <style:style style:name="P88" style:family="paragraph" style:parent-style-name="Standard">
      <loext:graphic-properties draw:fill="none"/>
      <style:paragraph-properties fo:margin-left="0.0618in" fo:margin-right="0in" fo:line-height="200%" fo:text-align="start" style:justify-single-word="false" fo:text-indent="0in" style:auto-text-indent="false" fo:background-color="transparent" style:writing-mode="page"/>
      <style:text-properties officeooo:rsid="0016156c" officeooo:paragraph-rsid="0016156c"/>
    </style:style>
    <style:style style:name="P89" style:family="paragraph" style:parent-style-name="Standard">
      <loext:graphic-properties draw:fill="none"/>
      <style:paragraph-properties fo:margin-left="0.0618in" fo:margin-right="0in" fo:line-height="200%" fo:text-align="center" style:justify-single-word="false" fo:text-indent="0in" style:auto-text-indent="false" fo:background-color="transparent" style:writing-mode="page"/>
      <style:text-properties officeooo:rsid="001b6765" officeooo:paragraph-rsid="001b6765"/>
    </style:style>
    <style:style style:name="P90" style:family="paragraph" style:parent-style-name="Standard">
      <loext:graphic-properties draw:fill="none"/>
      <style:paragraph-properties fo:margin-left="0.0618in" fo:margin-right="0in" fo:line-height="200%" fo:text-align="start" style:justify-single-word="false" fo:text-indent="0in" style:auto-text-indent="false" fo:background-color="transparent" style:writing-mode="page"/>
      <style:text-properties officeooo:rsid="001b6765" officeooo:paragraph-rsid="001b6765"/>
    </style:style>
    <style:style style:name="P91" style:family="paragraph" style:parent-style-name="Standard">
      <loext:graphic-properties draw:fill="none"/>
      <style:paragraph-properties fo:margin-left="0.0618in" fo:margin-right="0in" fo:line-height="200%" fo:text-align="start" style:justify-single-word="false" fo:text-indent="0in" style:auto-text-indent="false" fo:background-color="transparent" style:writing-mode="page"/>
      <style:text-properties fo:font-style="normal" officeooo:rsid="0025bee1" officeooo:paragraph-rsid="0025bee1" style:font-style-asian="normal" style:font-style-complex="normal"/>
    </style:style>
    <style:style style:name="P92" style:family="paragraph" style:parent-style-name="Standard">
      <loext:graphic-properties draw:fill="none"/>
      <style:paragraph-properties fo:margin-left="0.0618in" fo:margin-right="0in" fo:line-height="200%" fo:text-align="center" style:justify-single-word="false" fo:text-indent="0in" style:auto-text-indent="false" fo:background-color="transparent" style:writing-mode="page"/>
      <style:text-properties fo:font-style="normal" officeooo:rsid="0025bee1" officeooo:paragraph-rsid="0025bee1" style:font-style-asian="normal" style:font-style-complex="normal"/>
    </style:style>
    <style:style style:name="P93" style:family="paragraph" style:parent-style-name="Standard">
      <loext:graphic-properties draw:fill="none"/>
      <style:paragraph-properties fo:margin-left="0.0618in" fo:margin-right="0in" fo:line-height="200%" fo:text-align="start" style:justify-single-word="false" fo:text-indent="0in" style:auto-text-indent="false" fo:background-color="transparent" style:writing-mode="page"/>
      <style:text-properties fo:font-style="normal" officeooo:rsid="0027c114" officeooo:paragraph-rsid="0027c114" style:font-style-asian="normal" style:font-style-complex="normal"/>
    </style:style>
    <style:style style:name="P94" style:family="paragraph" style:parent-style-name="Standard">
      <loext:graphic-properties draw:fill="none"/>
      <style:paragraph-properties fo:margin-left="0.0618in" fo:margin-right="0in" fo:line-height="200%" fo:text-align="center" style:justify-single-word="false" fo:text-indent="0in" style:auto-text-indent="false" fo:background-color="transparent" style:writing-mode="page"/>
      <style:text-properties fo:font-style="normal" officeooo:rsid="0027c114" officeooo:paragraph-rsid="0027c114" style:font-style-asian="normal" style:font-style-complex="normal"/>
    </style:style>
    <style:style style:name="P95" style:family="paragraph" style:parent-style-name="Standard">
      <loext:graphic-properties draw:fill="none"/>
      <style:paragraph-properties fo:margin-left="0.0618in" fo:margin-right="0in" fo:line-height="200%" fo:text-align="start" style:justify-single-word="false" fo:text-indent="0in" style:auto-text-indent="false" fo:background-color="transparent" style:writing-mode="page"/>
      <style:text-properties fo:font-style="normal" officeooo:rsid="0026e0b5" officeooo:paragraph-rsid="0026e0b5" style:font-style-asian="normal" style:font-style-complex="normal"/>
    </style:style>
    <style:style style:name="P96" style:family="paragraph" style:parent-style-name="Standard">
      <loext:graphic-properties draw:fill="none"/>
      <style:paragraph-properties fo:margin-left="0.0618in" fo:margin-right="0in" fo:line-height="200%" fo:text-align="center" style:justify-single-word="false" fo:text-indent="0in" style:auto-text-indent="false" fo:background-color="transparent" style:writing-mode="page"/>
      <style:text-properties fo:font-style="normal" officeooo:rsid="001c4e18" officeooo:paragraph-rsid="001c4e18" style:font-style-asian="normal" style:font-style-complex="normal"/>
    </style:style>
    <style:style style:name="P97" style:family="paragraph" style:parent-style-name="Standard">
      <loext:graphic-properties draw:fill="none"/>
      <style:paragraph-properties fo:margin-left="0.0618in" fo:margin-right="0in" fo:line-height="200%" fo:text-align="center" style:justify-single-word="false" fo:text-indent="0in" style:auto-text-indent="false" fo:background-color="transparent" style:writing-mode="page"/>
      <style:text-properties fo:font-style="normal" officeooo:rsid="0046d406" officeooo:paragraph-rsid="0046d406" style:font-style-asian="normal" style:font-style-complex="normal"/>
    </style:style>
    <style:style style:name="P98" style:family="paragraph" style:parent-style-name="Standard">
      <loext:graphic-properties draw:fill="none"/>
      <style:paragraph-properties fo:margin-left="0.0618in" fo:margin-right="0in" fo:line-height="200%" fo:text-align="center" style:justify-single-word="false" fo:text-indent="0in" style:auto-text-indent="false" fo:background-color="transparent" style:writing-mode="page"/>
      <style:text-properties fo:font-style="normal" officeooo:rsid="0046d406" officeooo:paragraph-rsid="006858e4" style:font-style-asian="normal" style:font-style-complex="normal"/>
    </style:style>
    <style:style style:name="P99" style:family="paragraph" style:parent-style-name="Standard">
      <loext:graphic-properties draw:fill="none"/>
      <style:paragraph-properties fo:margin-left="0.0618in" fo:margin-right="0in" fo:line-height="200%" fo:text-align="start" style:justify-single-word="false" fo:text-indent="0in" style:auto-text-indent="false" fo:background-color="transparent" style:writing-mode="page"/>
      <style:text-properties fo:font-style="normal" officeooo:rsid="0046dc7f" officeooo:paragraph-rsid="0046dc7f" style:font-style-asian="normal" style:font-style-complex="normal"/>
    </style:style>
    <style:style style:name="P100" style:family="paragraph" style:parent-style-name="Standard">
      <loext:graphic-properties draw:fill="none"/>
      <style:paragraph-properties fo:margin-left="0.0618in" fo:margin-right="0in" fo:line-height="200%" fo:text-align="start" style:justify-single-word="false" fo:text-indent="0in" style:auto-text-indent="false" fo:background-color="transparent" style:writing-mode="page"/>
      <style:text-properties fo:font-style="normal" officeooo:rsid="0052fa7e" officeooo:paragraph-rsid="0052fa7e" style:font-style-asian="normal" style:font-style-complex="normal"/>
    </style:style>
    <style:style style:name="P101" style:family="paragraph" style:parent-style-name="Standard">
      <loext:graphic-properties draw:fill="none"/>
      <style:paragraph-properties fo:margin-left="0.0618in" fo:margin-right="0in" fo:line-height="200%" fo:text-align="start" style:justify-single-word="false" fo:text-indent="0in" style:auto-text-indent="false" fo:background-color="transparent" style:writing-mode="page"/>
      <style:text-properties fo:font-style="normal" officeooo:rsid="00567a57" officeooo:paragraph-rsid="00567a57" style:font-style-asian="normal" style:font-style-complex="normal"/>
    </style:style>
    <style:style style:name="P102" style:family="paragraph" style:parent-style-name="Standard">
      <loext:graphic-properties draw:fill="none"/>
      <style:paragraph-properties fo:margin-left="0.0618in" fo:margin-right="0in" fo:line-height="200%" fo:text-align="center" style:justify-single-word="false" fo:text-indent="0in" style:auto-text-indent="false" fo:background-color="transparent" style:writing-mode="page"/>
      <style:text-properties fo:font-style="normal" officeooo:rsid="00567a57" officeooo:paragraph-rsid="00567a57" style:font-style-asian="normal" style:font-style-complex="normal"/>
    </style:style>
    <style:style style:name="P103" style:family="paragraph" style:parent-style-name="Standard">
      <loext:graphic-properties draw:fill="none"/>
      <style:paragraph-properties fo:margin-left="0.0618in" fo:margin-right="0in" fo:line-height="200%" fo:text-align="start" style:justify-single-word="false" fo:text-indent="0in" style:auto-text-indent="false" fo:background-color="transparent" style:writing-mode="page"/>
      <style:text-properties fo:font-style="normal" officeooo:rsid="006858e4" officeooo:paragraph-rsid="00724292" style:font-style-asian="normal" style:font-style-complex="normal"/>
    </style:style>
    <style:style style:name="P104" style:family="paragraph" style:parent-style-name="Standard">
      <loext:graphic-properties draw:fill="none"/>
      <style:paragraph-properties fo:margin-left="0.0618in" fo:margin-right="0in" fo:line-height="200%" fo:text-align="center" style:justify-single-word="false" fo:text-indent="0in" style:auto-text-indent="false" fo:background-color="transparent" style:writing-mode="page"/>
      <style:text-properties style:font-name="Liberation Serif1" fo:font-style="normal" officeooo:rsid="0046d406" officeooo:paragraph-rsid="0076fb0a" style:font-style-asian="normal" style:font-style-complex="normal"/>
    </style:style>
    <style:style style:name="P105" style:family="paragraph" style:parent-style-name="Standard">
      <loext:graphic-properties draw:fill="none"/>
      <style:paragraph-properties fo:margin-left="0.0618in" fo:margin-right="0in" fo:line-height="200%" fo:text-align="start" style:justify-single-word="false" fo:text-indent="0in" style:auto-text-indent="false" fo:background-color="transparent" style:writing-mode="page"/>
      <style:text-properties style:font-name="Liberation Serif1" fo:font-style="normal" officeooo:rsid="0076fb0a" officeooo:paragraph-rsid="0076fb0a" style:font-style-asian="normal" style:font-style-complex="normal"/>
    </style:style>
    <style:style style:name="P106" style:family="paragraph" style:parent-style-name="Standard" style:master-page-name="">
      <loext:graphic-properties draw:fill="none"/>
      <style:paragraph-properties fo:margin-left="0.0618in" fo:margin-right="0in" fo:line-height="200%" fo:text-align="start" style:justify-single-word="false" fo:text-indent="0in" style:auto-text-indent="false" style:page-number="auto" fo:background-color="transparent" style:writing-mode="page"/>
      <style:text-properties officeooo:rsid="001c4e18" officeooo:paragraph-rsid="001c4e18"/>
    </style:style>
    <style:style style:name="P107" style:family="paragraph" style:parent-style-name="Standard" style:master-page-name="">
      <loext:graphic-properties draw:fill="none"/>
      <style:paragraph-properties fo:margin-left="0.0618in" fo:margin-right="0in" fo:line-height="200%" fo:text-align="start" style:justify-single-word="false" fo:text-indent="0in" style:auto-text-indent="false" style:page-number="auto" fo:background-color="transparent" style:writing-mode="page"/>
      <style:text-properties fo:font-style="normal" officeooo:rsid="001c4e18" officeooo:paragraph-rsid="0027c114" style:font-style-asian="normal" style:font-style-complex="normal"/>
    </style:style>
    <style:style style:name="P108" style:family="paragraph" style:parent-style-name="Standard">
      <loext:graphic-properties draw:fill="none"/>
      <style:paragraph-properties fo:margin-left="0.0618in" fo:margin-right="0in" fo:line-height="200%" fo:text-align="start" style:justify-single-word="false" fo:text-indent="0in" style:auto-text-indent="false" fo:break-before="page" fo:background-color="transparent" style:writing-mode="page"/>
      <style:text-properties officeooo:rsid="0016156c" officeooo:paragraph-rsid="0016156c"/>
    </style:style>
    <style:style style:name="P109" style:family="paragraph" style:parent-style-name="Standard">
      <loext:graphic-properties draw:fill="none"/>
      <style:paragraph-properties fo:margin-left="0.0618in" fo:margin-right="0in" fo:line-height="200%" fo:text-align="start" style:justify-single-word="false" fo:text-indent="0in" style:auto-text-indent="false" fo:break-before="page" fo:background-color="transparent" style:writing-mode="page"/>
      <style:text-properties fo:font-style="normal" officeooo:rsid="0026e0b5" officeooo:paragraph-rsid="0026e0b5" style:font-style-asian="normal" style:font-style-complex="normal"/>
    </style:style>
    <style:style style:name="P110" style:family="paragraph" style:parent-style-name="Standard">
      <loext:graphic-properties draw:fill="none"/>
      <style:paragraph-properties fo:margin-left="0.0618in" fo:margin-right="0in" fo:line-height="200%" fo:text-align="start" style:justify-single-word="false" fo:text-indent="0in" style:auto-text-indent="false" fo:break-before="page" fo:background-color="transparent" style:writing-mode="page"/>
      <style:text-properties fo:font-style="normal" officeooo:rsid="0052fa7e" officeooo:paragraph-rsid="0052fa7e" style:font-style-asian="normal" style:font-style-complex="normal"/>
    </style:style>
    <style:style style:name="P111"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writing-mode="page"/>
      <style:text-properties style:font-name="Liberation Serif1" fo:font-style="normal" officeooo:rsid="007bc153" officeooo:paragraph-rsid="007bc153" style:font-style-asian="normal" style:font-style-complex="normal"/>
    </style:style>
    <style:style style:name="P112"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writing-mode="page"/>
      <style:text-properties style:font-name="Liberation Serif1" fo:font-style="normal" officeooo:rsid="007bc153" officeooo:paragraph-rsid="007bc153" style:font-style-asian="normal" style:font-style-complex="normal"/>
    </style:style>
    <style:style style:name="P113"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writing-mode="page"/>
      <style:text-properties style:font-name="Liberation Serif1" fo:font-style="normal" officeooo:rsid="00aa8b45" officeooo:paragraph-rsid="00aa8b45" style:font-style-asian="normal" style:font-style-complex="normal"/>
    </style:style>
    <style:style style:name="P114"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writing-mode="page"/>
      <style:text-properties style:font-name="Liberation Serif1" fo:font-style="normal" officeooo:rsid="00bea2de" officeooo:paragraph-rsid="00bea2de" style:font-style-asian="normal" style:font-style-complex="normal"/>
    </style:style>
    <style:style style:name="P115"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writing-mode="page"/>
      <style:text-properties style:font-name="Liberation Serif1" fo:font-style="normal" officeooo:rsid="00c160fa" officeooo:paragraph-rsid="00c160fa" style:font-style-asian="normal" style:font-style-complex="normal"/>
    </style:style>
    <style:style style:name="P116"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writing-mode="page"/>
      <style:text-properties style:font-name="Liberation Serif1" fo:font-style="normal" officeooo:rsid="00c160fa" officeooo:paragraph-rsid="00c160fa" style:font-style-asian="normal" style:font-style-complex="normal"/>
    </style:style>
    <style:style style:name="P117" style:family="paragraph" style:parent-style-name="Standard">
      <loext:graphic-properties draw:fill="none"/>
      <style:paragraph-properties fo:margin-left="0in" fo:margin-right="0in" fo:line-height="200%" fo:text-align="start" style:justify-single-word="false" fo:text-indent="0in" style:auto-text-indent="false" fo:break-before="page" fo:background-color="transparent" style:writing-mode="page"/>
      <style:text-properties style:font-name="Liberation Serif1" fo:font-style="normal" officeooo:rsid="007bc153" officeooo:paragraph-rsid="007bc153" style:font-style-asian="normal" style:font-style-complex="normal"/>
    </style:style>
    <style:style style:name="P118" style:family="paragraph" style:parent-style-name="Standard">
      <loext:graphic-properties draw:fill="none"/>
      <style:paragraph-properties fo:margin-left="0in" fo:margin-right="0in" fo:line-height="200%" fo:text-align="start" style:justify-single-word="false" fo:text-indent="0in" style:auto-text-indent="false" fo:break-before="page" fo:background-color="transparent" style:writing-mode="page"/>
      <style:text-properties style:font-name="Liberation Serif1" fo:font-style="normal" officeooo:rsid="00bea2de" officeooo:paragraph-rsid="00bea2de" style:font-style-asian="normal" style:font-style-complex="normal"/>
    </style:style>
    <style:style style:name="P119"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7d38c8" officeooo:paragraph-rsid="007d38c8" style:font-style-asian="normal" style:font-style-complex="normal"/>
    </style:style>
    <style:style style:name="P120"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7d38c8" officeooo:paragraph-rsid="009aef82" style:font-style-asian="normal" style:font-style-complex="normal"/>
    </style:style>
    <style:style style:name="P121"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7e1b5d" officeooo:paragraph-rsid="007e1b5d" style:font-style-asian="normal" style:font-style-complex="normal"/>
    </style:style>
    <style:style style:name="P122"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7f1df1" officeooo:paragraph-rsid="007f1df1" style:font-style-asian="normal" style:font-style-complex="normal"/>
    </style:style>
    <style:style style:name="P123"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803d4b" officeooo:paragraph-rsid="00803d4b" style:font-style-asian="normal" style:font-style-complex="normal"/>
    </style:style>
    <style:style style:name="P124"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8153cf" officeooo:paragraph-rsid="008153cf" style:font-style-asian="normal" style:font-style-complex="normal"/>
    </style:style>
    <style:style style:name="P125"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8153cf" officeooo:paragraph-rsid="008467e6" style:font-style-asian="normal" style:font-style-complex="normal"/>
    </style:style>
    <style:style style:name="P126"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8467e6" officeooo:paragraph-rsid="00876b2c" style:font-style-asian="normal" style:font-style-complex="normal"/>
    </style:style>
    <style:style style:name="P127"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8467e6" officeooo:paragraph-rsid="008467e6" style:font-style-asian="normal" style:font-style-complex="normal"/>
    </style:style>
    <style:style style:name="P128"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876b2c" officeooo:paragraph-rsid="00876b2c" style:font-style-asian="normal" style:font-style-complex="normal"/>
    </style:style>
    <style:style style:name="P129"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87bd30" officeooo:paragraph-rsid="0087bd30" style:font-style-asian="normal" style:font-style-complex="normal"/>
    </style:style>
    <style:style style:name="P130"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89029e" officeooo:paragraph-rsid="0089029e" style:font-style-asian="normal" style:font-style-complex="normal"/>
    </style:style>
    <style:style style:name="P131"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8a0875" officeooo:paragraph-rsid="008a0875" style:font-style-asian="normal" style:font-style-complex="normal"/>
    </style:style>
    <style:style style:name="P132"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8d0ad0" officeooo:paragraph-rsid="008d0ad0" style:font-style-asian="normal" style:font-style-complex="normal"/>
    </style:style>
    <style:style style:name="P133"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9205df" officeooo:paragraph-rsid="009205df" style:font-style-asian="normal" style:font-style-complex="normal"/>
    </style:style>
    <style:style style:name="P134"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928062" officeooo:paragraph-rsid="00928062" style:font-style-asian="normal" style:font-style-complex="normal"/>
    </style:style>
    <style:style style:name="P135"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928062" officeooo:paragraph-rsid="0093af3c" style:font-style-asian="normal" style:font-style-complex="normal"/>
    </style:style>
    <style:style style:name="P136"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93af3c" officeooo:paragraph-rsid="0093af3c" style:font-style-asian="normal" style:font-style-complex="normal"/>
    </style:style>
    <style:style style:name="P137"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958c76" officeooo:paragraph-rsid="00958c76" style:font-style-asian="normal" style:font-style-complex="normal"/>
    </style:style>
    <style:style style:name="P138"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96ae07" officeooo:paragraph-rsid="0096ae07" style:font-style-asian="normal" style:font-style-complex="normal"/>
    </style:style>
    <style:style style:name="P139"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9b6c09" officeooo:paragraph-rsid="009b6c09" style:font-style-asian="normal" style:font-style-complex="normal"/>
    </style:style>
    <style:style style:name="P140" style:family="paragraph" style:parent-style-name="Standard">
      <loext:graphic-properties draw:fill="none"/>
      <style:paragraph-properties fo:margin-left="0in" fo:margin-right="0in" fo:line-height="200%" fo:text-align="center" style:justify-single-word="false" fo:text-indent="0.5in" style:auto-text-indent="false" fo:background-color="transparent" style:writing-mode="page"/>
      <style:text-properties style:font-name="Liberation Serif1" fo:font-style="normal" officeooo:rsid="009b6c09" officeooo:paragraph-rsid="009b6c09" style:font-style-asian="normal" style:font-style-complex="normal"/>
    </style:style>
    <style:style style:name="P141" style:family="paragraph" style:parent-style-name="Standard">
      <loext:graphic-properties draw:fill="none"/>
      <style:paragraph-properties fo:margin-left="0in" fo:margin-right="0in" fo:line-height="200%" fo:text-align="center" style:justify-single-word="false" fo:text-indent="0.5in" style:auto-text-indent="false" fo:background-color="transparent" style:writing-mode="page"/>
      <style:text-properties style:font-name="Liberation Serif1" fo:font-style="normal" officeooo:rsid="009c474a" officeooo:paragraph-rsid="009c474a" style:font-style-asian="normal" style:font-style-complex="normal"/>
    </style:style>
    <style:style style:name="P142"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9e9d6e" officeooo:paragraph-rsid="009e9d6e" style:font-style-asian="normal" style:font-style-complex="normal"/>
    </style:style>
    <style:style style:name="P143"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a23b28" officeooo:paragraph-rsid="00a23b28" style:font-style-asian="normal" style:font-style-complex="normal"/>
    </style:style>
    <style:style style:name="P144"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a363ba" officeooo:paragraph-rsid="00a363ba" style:font-style-asian="normal" style:font-style-complex="normal"/>
    </style:style>
    <style:style style:name="P145"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a363ba" officeooo:paragraph-rsid="00a39c63" style:font-style-asian="normal" style:font-style-complex="normal"/>
    </style:style>
    <style:style style:name="P146"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a39c63" officeooo:paragraph-rsid="00a39c63" style:font-style-asian="normal" style:font-style-complex="normal"/>
    </style:style>
    <style:style style:name="P147"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a44021" officeooo:paragraph-rsid="00a44021" style:font-style-asian="normal" style:font-style-complex="normal"/>
    </style:style>
    <style:style style:name="P148"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a57e4f" officeooo:paragraph-rsid="00a57e4f" style:font-style-asian="normal" style:font-style-complex="normal"/>
    </style:style>
    <style:style style:name="P149"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a620eb" officeooo:paragraph-rsid="00a620eb" style:font-style-asian="normal" style:font-style-complex="normal"/>
    </style:style>
    <style:style style:name="P150"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a8a436" officeooo:paragraph-rsid="00a8a436" style:font-style-asian="normal" style:font-style-complex="normal"/>
    </style:style>
    <style:style style:name="P151"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aa8b45" officeooo:paragraph-rsid="00aa8b45" style:font-style-asian="normal" style:font-style-complex="normal"/>
    </style:style>
    <style:style style:name="P152"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aba22c" officeooo:paragraph-rsid="00aba22c" style:font-style-asian="normal" style:font-style-complex="normal"/>
    </style:style>
    <style:style style:name="P153"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ac7da8" officeooo:paragraph-rsid="00ac7da8" style:font-style-asian="normal" style:font-style-complex="normal"/>
    </style:style>
    <style:style style:name="P154"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ad3550" officeooo:paragraph-rsid="00ad3550" style:font-style-asian="normal" style:font-style-complex="normal"/>
    </style:style>
    <style:style style:name="P155"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ae42a6" officeooo:paragraph-rsid="00ae42a6" style:font-style-asian="normal" style:font-style-complex="normal"/>
    </style:style>
    <style:style style:name="P156"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b006f0" officeooo:paragraph-rsid="00b006f0" style:font-style-asian="normal" style:font-style-complex="normal"/>
    </style:style>
    <style:style style:name="P157"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b006f0" officeooo:paragraph-rsid="00b0a1e3" style:font-style-asian="normal" style:font-style-complex="normal"/>
    </style:style>
    <style:style style:name="P158"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b21118" officeooo:paragraph-rsid="00b21118" style:font-style-asian="normal" style:font-style-complex="normal"/>
    </style:style>
    <style:style style:name="P159"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b26314" officeooo:paragraph-rsid="00b26314" style:font-style-asian="normal" style:font-style-complex="normal"/>
    </style:style>
    <style:style style:name="P160"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b55e52" officeooo:paragraph-rsid="00b55e52" style:font-style-asian="normal" style:font-style-complex="normal"/>
    </style:style>
    <style:style style:name="P161"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b6bcdb" officeooo:paragraph-rsid="00b6bcdb" style:font-style-asian="normal" style:font-style-complex="normal"/>
    </style:style>
    <style:style style:name="P162"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b86a01" officeooo:paragraph-rsid="00b86a01" style:font-style-asian="normal" style:font-style-complex="normal"/>
    </style:style>
    <style:style style:name="P163"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b99d25" officeooo:paragraph-rsid="00b99d25" style:font-style-asian="normal" style:font-style-complex="normal"/>
    </style:style>
    <style:style style:name="P164"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bb5246" officeooo:paragraph-rsid="00bb5246" style:font-style-asian="normal" style:font-style-complex="normal"/>
    </style:style>
    <style:style style:name="P165"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bde3b7" officeooo:paragraph-rsid="00bde3b7" style:font-style-asian="normal" style:font-style-complex="normal"/>
    </style:style>
    <style:style style:name="P166"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bea2de" officeooo:paragraph-rsid="00bea2de" style:font-style-asian="normal" style:font-style-complex="normal"/>
    </style:style>
    <style:style style:name="P167"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c160fa" officeooo:paragraph-rsid="00c160fa" style:font-style-asian="normal" style:font-style-complex="normal"/>
    </style:style>
    <style:style style:name="P168"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c17d06" officeooo:paragraph-rsid="00c17d06" style:font-style-asian="normal" style:font-style-complex="normal"/>
    </style:style>
    <style:style style:name="P169"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c36f6f" officeooo:paragraph-rsid="00c36f6f" style:font-style-asian="normal" style:font-style-complex="normal"/>
    </style:style>
    <style:style style:name="P170"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c4b510" officeooo:paragraph-rsid="00c4b510" style:font-style-asian="normal" style:font-style-complex="normal"/>
    </style:style>
    <style:style style:name="P171"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c5ec43" officeooo:paragraph-rsid="00c5ec43" style:font-style-asian="normal" style:font-style-complex="normal"/>
    </style:style>
    <style:style style:name="P172"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style:font-name="Liberation Serif1" fo:font-style="normal" officeooo:rsid="00b0a1e3" officeooo:paragraph-rsid="00b0a1e3" style:font-style-asian="normal" style:font-style-complex="normal"/>
    </style:style>
    <style:style style:name="P173"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officeooo:paragraph-rsid="009e9d6e"/>
    </style:style>
    <style:style style:name="P174"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writing-mode="page"/>
      <style:text-properties officeooo:rsid="009e9d6e" officeooo:paragraph-rsid="009e9d6e"/>
    </style:style>
    <style:style style:name="P175"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writing-mode="page"/>
      <style:text-properties style:font-name="Liberation Serif1" fo:font-style="normal" officeooo:rsid="007d38c8" officeooo:paragraph-rsid="009aef82" style:font-style-asian="normal" style:font-style-complex="normal"/>
    </style:style>
    <style:style style:name="P176"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writing-mode="page"/>
      <style:text-properties style:font-name="Liberation Serif1" fo:font-style="normal" officeooo:rsid="00aba22c" officeooo:paragraph-rsid="00aba22c" style:font-style-asian="normal" style:font-style-complex="normal"/>
    </style:style>
    <style:style style:name="P177"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writing-mode="page"/>
      <style:text-properties style:font-name="Liberation Serif1" fo:font-style="normal" officeooo:rsid="00c160fa" officeooo:paragraph-rsid="00c160fa" style:font-style-asian="normal" style:font-style-complex="normal"/>
    </style:style>
    <style:style style:name="P178" style:family="paragraph" style:parent-style-name="Standard">
      <loext:graphic-properties draw:fill="none"/>
      <style:paragraph-properties fo:margin-left="0in" fo:margin-right="0in" fo:line-height="200%" fo:text-align="start" style:justify-single-word="false" fo:text-indent="0.5in" style:auto-text-indent="false" fo:break-before="page" fo:background-color="transparent" style:writing-mode="page"/>
      <style:text-properties style:font-name="Liberation Serif1" fo:font-style="normal" officeooo:rsid="009cef0e" officeooo:paragraph-rsid="009cef0e" style:font-style-asian="normal" style:font-style-complex="normal"/>
    </style:style>
    <style:style style:name="T1" style:family="text">
      <style:text-properties officeooo:rsid="000ea0e1"/>
    </style:style>
    <style:style style:name="T2" style:family="text">
      <style:text-properties officeooo:rsid="001395a9"/>
    </style:style>
    <style:style style:name="T3" style:family="text">
      <style:text-properties officeooo:rsid="00146f6e"/>
    </style:style>
    <style:style style:name="T4" style:family="text">
      <style:text-properties officeooo:rsid="0016156c"/>
    </style:style>
    <style:style style:name="T5" style:family="text">
      <style:text-properties officeooo:rsid="00180113"/>
    </style:style>
    <style:style style:name="T6" style:family="text">
      <style:text-properties officeooo:rsid="00191d07"/>
    </style:style>
    <style:style style:name="T7" style:family="text">
      <style:text-properties officeooo:rsid="001a9bf4"/>
    </style:style>
    <style:style style:name="T8" style:family="text">
      <style:text-properties officeooo:rsid="001b6765"/>
    </style:style>
    <style:style style:name="T9" style:family="text">
      <style:text-properties fo:font-style="italic" style:font-style-asian="italic" style:font-style-complex="italic"/>
    </style:style>
    <style:style style:name="T10" style:family="text">
      <style:text-properties fo:font-style="italic" officeooo:rsid="00214350" style:font-style-asian="italic" style:font-style-complex="italic"/>
    </style:style>
    <style:style style:name="T11" style:family="text">
      <style:text-properties fo:font-style="italic" officeooo:rsid="00535a90" style:font-style-asian="italic" style:font-style-complex="italic"/>
    </style:style>
    <style:style style:name="T12" style:family="text">
      <style:text-properties officeooo:rsid="001c4e18"/>
    </style:style>
    <style:style style:name="T13" style:family="text">
      <style:text-properties fo:font-style="normal" style:font-style-asian="normal" style:font-style-complex="normal"/>
    </style:style>
    <style:style style:name="T14" style:family="text">
      <style:text-properties fo:font-style="normal" officeooo:rsid="001c4e18" style:font-style-asian="normal" style:font-style-complex="normal"/>
    </style:style>
    <style:style style:name="T15" style:family="text">
      <style:text-properties fo:font-style="normal" officeooo:rsid="001d9508" style:font-style-asian="normal" style:font-style-complex="normal"/>
    </style:style>
    <style:style style:name="T16" style:family="text">
      <style:text-properties fo:font-style="normal" officeooo:rsid="0020efd2" style:font-style-asian="normal" style:font-style-complex="normal"/>
    </style:style>
    <style:style style:name="T17" style:family="text">
      <style:text-properties fo:font-style="normal" officeooo:rsid="00222064" style:font-style-asian="normal" style:font-style-complex="normal"/>
    </style:style>
    <style:style style:name="T18" style:family="text">
      <style:text-properties fo:font-style="normal" officeooo:rsid="00241c6f" style:font-style-asian="normal" style:font-style-complex="normal"/>
    </style:style>
    <style:style style:name="T19" style:family="text">
      <style:text-properties fo:font-style="normal" officeooo:rsid="002c4bdb" style:font-style-asian="normal" style:font-style-complex="normal"/>
    </style:style>
    <style:style style:name="T20" style:family="text">
      <style:text-properties fo:font-style="normal" officeooo:rsid="002dde00" style:font-style-asian="normal" style:font-style-complex="normal"/>
    </style:style>
    <style:style style:name="T21" style:family="text">
      <style:text-properties fo:font-style="normal" officeooo:rsid="002e01b4" style:font-style-asian="normal" style:font-style-complex="normal"/>
    </style:style>
    <style:style style:name="T22" style:family="text">
      <style:text-properties fo:font-style="normal" officeooo:rsid="002f2942" style:font-style-asian="normal" style:font-style-complex="normal"/>
    </style:style>
    <style:style style:name="T23" style:family="text">
      <style:text-properties fo:font-style="normal" officeooo:rsid="002fa2b2" style:font-style-asian="normal" style:font-style-complex="normal"/>
    </style:style>
    <style:style style:name="T24" style:family="text">
      <style:text-properties fo:font-style="normal" officeooo:rsid="004a6f6f" style:font-style-asian="normal" style:font-style-complex="normal"/>
    </style:style>
    <style:style style:name="T25" style:family="text">
      <style:text-properties fo:font-style="normal" officeooo:rsid="004a788c" style:font-style-asian="normal" style:font-style-complex="normal"/>
    </style:style>
    <style:style style:name="T26" style:family="text">
      <style:text-properties officeooo:rsid="00214350"/>
    </style:style>
    <style:style style:name="T27" style:family="text">
      <style:text-properties officeooo:rsid="00241c6f"/>
    </style:style>
    <style:style style:name="T28" style:family="text">
      <style:text-properties officeooo:rsid="0025bee1"/>
    </style:style>
    <style:style style:name="T29" style:family="text">
      <style:text-properties style:text-position="super 58%"/>
    </style:style>
    <style:style style:name="T30" style:family="text">
      <style:text-properties officeooo:rsid="002604b3"/>
    </style:style>
    <style:style style:name="T31" style:family="text">
      <style:text-properties officeooo:rsid="0026e0b5"/>
    </style:style>
    <style:style style:name="T32" style:family="text">
      <style:text-properties officeooo:rsid="0028a5b1"/>
    </style:style>
    <style:style style:name="T33" style:family="text">
      <style:text-properties officeooo:rsid="0033075d"/>
    </style:style>
    <style:style style:name="T34" style:family="text">
      <style:text-properties officeooo:rsid="0034def4"/>
    </style:style>
    <style:style style:name="T35" style:family="text">
      <style:text-properties officeooo:rsid="0037f757"/>
    </style:style>
    <style:style style:name="T36" style:family="text">
      <style:text-properties officeooo:rsid="0038e1b5"/>
    </style:style>
    <style:style style:name="T37" style:family="text">
      <style:text-properties officeooo:rsid="0039b316"/>
    </style:style>
    <style:style style:name="T38" style:family="text">
      <style:text-properties officeooo:rsid="003ba6b6"/>
    </style:style>
    <style:style style:name="T39" style:family="text">
      <style:text-properties officeooo:rsid="003cd410"/>
    </style:style>
    <style:style style:name="T40" style:family="text">
      <style:text-properties officeooo:rsid="0043b022"/>
    </style:style>
    <style:style style:name="T41" style:family="text">
      <style:text-properties officeooo:rsid="0044df7c"/>
    </style:style>
    <style:style style:name="T42" style:family="text">
      <style:text-properties officeooo:rsid="0046d406"/>
    </style:style>
    <style:style style:name="T43" style:family="text">
      <style:text-properties officeooo:rsid="0049629e"/>
    </style:style>
    <style:style style:name="T44" style:family="text">
      <style:text-properties officeooo:rsid="004a6f6f"/>
    </style:style>
    <style:style style:name="T45" style:family="text">
      <style:text-properties officeooo:rsid="004a788c"/>
    </style:style>
    <style:style style:name="T46" style:family="text">
      <style:text-properties officeooo:rsid="004aa43a"/>
    </style:style>
    <style:style style:name="T47" style:family="text">
      <style:text-properties officeooo:rsid="004b8a8b"/>
    </style:style>
    <style:style style:name="T48" style:family="text">
      <style:text-properties officeooo:rsid="004d64bb"/>
    </style:style>
    <style:style style:name="T49" style:family="text">
      <style:text-properties officeooo:rsid="00502994"/>
    </style:style>
    <style:style style:name="T50" style:family="text">
      <style:text-properties officeooo:rsid="0050ef92"/>
    </style:style>
    <style:style style:name="T51" style:family="text">
      <style:text-properties officeooo:rsid="00510aa2"/>
    </style:style>
    <style:style style:name="T52" style:family="text">
      <style:text-properties officeooo:rsid="0052fa7e"/>
    </style:style>
    <style:style style:name="T53" style:family="text">
      <style:text-properties officeooo:rsid="00535a90"/>
    </style:style>
    <style:style style:name="T54" style:family="text">
      <style:text-properties officeooo:rsid="0059ba0d"/>
    </style:style>
    <style:style style:name="T55" style:family="text">
      <style:text-properties officeooo:rsid="005acab1"/>
    </style:style>
    <style:style style:name="T56" style:family="text">
      <style:text-properties officeooo:rsid="005daf57"/>
    </style:style>
    <style:style style:name="T57" style:family="text">
      <style:text-properties style:font-name="Liberation Serif1"/>
    </style:style>
    <style:style style:name="T58" style:family="text">
      <style:text-properties style:font-name="Liberation Serif1" officeooo:rsid="005daf57"/>
    </style:style>
    <style:style style:name="T59" style:family="text">
      <style:text-properties style:font-name="Liberation Serif1" officeooo:rsid="005fa054"/>
    </style:style>
    <style:style style:name="T60" style:family="text">
      <style:text-properties style:font-name="Liberation Serif1" officeooo:rsid="006c4a25"/>
    </style:style>
    <style:style style:name="T61" style:family="text">
      <style:text-properties style:font-name="Liberation Serif1" officeooo:rsid="006c89f2"/>
    </style:style>
    <style:style style:name="T62" style:family="text">
      <style:text-properties style:font-name="Liberation Serif1" officeooo:rsid="00724292"/>
    </style:style>
    <style:style style:name="T63" style:family="text">
      <style:text-properties style:font-name="Liberation Serif1" officeooo:rsid="0073861a"/>
    </style:style>
    <style:style style:name="T64" style:family="text">
      <style:text-properties style:font-name="Liberation Serif1" officeooo:rsid="0073af5d"/>
    </style:style>
    <style:style style:name="T65" style:family="text">
      <style:text-properties style:font-name="Liberation Serif1" officeooo:rsid="007692ee"/>
    </style:style>
    <style:style style:name="T66" style:family="text">
      <style:text-properties style:font-name="Liberation Serif1" officeooo:rsid="0076fb0a"/>
    </style:style>
    <style:style style:name="T67" style:family="text">
      <style:text-properties style:font-name="Liberation Serif1" officeooo:rsid="0078c2eb"/>
    </style:style>
    <style:style style:name="T68" style:family="text">
      <style:text-properties style:font-name="Liberation Serif1" officeooo:rsid="0079e569"/>
    </style:style>
    <style:style style:name="T69" style:family="text">
      <style:text-properties style:font-name="Liberation Serif1" officeooo:rsid="007bc153"/>
    </style:style>
    <style:style style:name="T70" style:family="text">
      <style:text-properties style:font-name="Liberation Serif1" fo:font-style="normal" style:font-style-asian="normal" style:font-style-complex="normal"/>
    </style:style>
    <style:style style:name="T71" style:family="text">
      <style:text-properties style:font-name="Liberation Serif1" fo:font-style="normal" officeooo:rsid="009cef0e" style:font-style-asian="normal" style:font-style-complex="normal"/>
    </style:style>
    <style:style style:name="T72" style:family="text">
      <style:text-properties style:font-name="Liberation Serif1" fo:font-style="italic" officeooo:rsid="009cef0e" style:font-style-asian="italic" style:font-style-complex="italic"/>
    </style:style>
    <style:style style:name="T73" style:family="text">
      <style:text-properties style:font-name="Liberation Serif1" fo:font-style="italic" officeooo:rsid="009e9d6e" style:font-style-asian="italic" style:font-style-complex="italic"/>
    </style:style>
    <style:style style:name="T74" style:family="text">
      <style:text-properties officeooo:rsid="005fa054"/>
    </style:style>
    <style:style style:name="T75" style:family="text">
      <style:text-properties officeooo:rsid="0060fa59"/>
    </style:style>
    <style:style style:name="T76" style:family="text">
      <style:text-properties officeooo:rsid="0061d606"/>
    </style:style>
    <style:style style:name="T77" style:family="text">
      <style:text-properties officeooo:rsid="0062f6c9"/>
    </style:style>
    <style:style style:name="T78" style:family="text">
      <style:text-properties officeooo:rsid="00646ed1"/>
    </style:style>
    <style:style style:name="T79" style:family="text">
      <style:text-properties officeooo:rsid="00666df3"/>
    </style:style>
    <style:style style:name="T80" style:family="text">
      <style:text-properties officeooo:rsid="00679067"/>
    </style:style>
    <style:style style:name="T81" style:family="text">
      <style:text-properties officeooo:rsid="00684891"/>
    </style:style>
    <style:style style:name="T82" style:family="text">
      <style:text-properties officeooo:rsid="0069e973"/>
    </style:style>
    <style:style style:name="T83" style:family="text">
      <style:text-properties officeooo:rsid="006be5b8"/>
    </style:style>
    <style:style style:name="T84" style:family="text">
      <style:text-properties officeooo:rsid="006c89f2"/>
    </style:style>
    <style:style style:name="T85" style:family="text">
      <style:text-properties officeooo:rsid="006da682"/>
    </style:style>
    <style:style style:name="T86" style:family="text">
      <style:text-properties officeooo:rsid="00723b6e"/>
    </style:style>
    <style:style style:name="T87" style:family="text">
      <style:text-properties officeooo:rsid="007bc153"/>
    </style:style>
    <style:style style:name="T88" style:family="text">
      <style:text-properties officeooo:rsid="007c2671"/>
    </style:style>
    <style:style style:name="T89" style:family="text">
      <style:text-properties officeooo:rsid="007d7c0e"/>
    </style:style>
    <style:style style:name="T90" style:family="text">
      <style:text-properties officeooo:rsid="007f1df1"/>
    </style:style>
    <style:style style:name="T91" style:family="text">
      <style:text-properties officeooo:rsid="00803d4b"/>
    </style:style>
    <style:style style:name="T92" style:family="text">
      <style:text-properties officeooo:rsid="008153cf"/>
    </style:style>
    <style:style style:name="T93" style:family="text">
      <style:text-properties officeooo:rsid="00833b2f"/>
    </style:style>
    <style:style style:name="T94" style:family="text">
      <style:text-properties officeooo:rsid="00838da0"/>
    </style:style>
    <style:style style:name="T95" style:family="text">
      <style:text-properties officeooo:rsid="008467e6"/>
    </style:style>
    <style:style style:name="T96" style:family="text">
      <style:text-properties officeooo:rsid="00876b2c"/>
    </style:style>
    <style:style style:name="T97" style:family="text">
      <style:text-properties officeooo:rsid="0087bd30"/>
    </style:style>
    <style:style style:name="T98" style:family="text">
      <style:text-properties officeooo:rsid="0089029e"/>
    </style:style>
    <style:style style:name="T99" style:family="text">
      <style:text-properties officeooo:rsid="008a0875"/>
    </style:style>
    <style:style style:name="T100" style:family="text">
      <style:text-properties officeooo:rsid="008d0ad0"/>
    </style:style>
    <style:style style:name="T101" style:family="text">
      <style:text-properties officeooo:rsid="008eb634"/>
    </style:style>
    <style:style style:name="T102" style:family="text">
      <style:text-properties officeooo:rsid="00903f6c"/>
    </style:style>
    <style:style style:name="T103" style:family="text">
      <style:text-properties officeooo:rsid="009205df"/>
    </style:style>
    <style:style style:name="T104" style:family="text">
      <style:text-properties officeooo:rsid="00928062"/>
    </style:style>
    <style:style style:name="T105" style:family="text">
      <style:text-properties officeooo:rsid="0093af3c"/>
    </style:style>
    <style:style style:name="T106" style:family="text">
      <style:text-properties officeooo:rsid="00958c76"/>
    </style:style>
    <style:style style:name="T107" style:family="text">
      <style:text-properties officeooo:rsid="0096ae07"/>
    </style:style>
    <style:style style:name="T108" style:family="text">
      <style:text-properties officeooo:rsid="00983232"/>
    </style:style>
    <style:style style:name="T109" style:family="text">
      <style:text-properties officeooo:rsid="00996602"/>
    </style:style>
    <style:style style:name="T110" style:family="text">
      <style:text-properties officeooo:rsid="009b6c09"/>
    </style:style>
    <style:style style:name="T111" style:family="text">
      <style:text-properties officeooo:rsid="009c41b4"/>
    </style:style>
    <style:style style:name="T112" style:family="text">
      <style:text-properties officeooo:rsid="009faf1b"/>
    </style:style>
    <style:style style:name="T113" style:family="text">
      <style:text-properties officeooo:rsid="00a137f4"/>
    </style:style>
    <style:style style:name="T114" style:family="text">
      <style:text-properties officeooo:rsid="00a23b28"/>
    </style:style>
    <style:style style:name="T115" style:family="text">
      <style:text-properties officeooo:rsid="00a363ba"/>
    </style:style>
    <style:style style:name="T116" style:family="text">
      <style:text-properties officeooo:rsid="00a39c63"/>
    </style:style>
    <style:style style:name="T117" style:family="text">
      <style:text-properties officeooo:rsid="00a44021"/>
    </style:style>
    <style:style style:name="T118" style:family="text">
      <style:text-properties officeooo:rsid="00a57e4f"/>
    </style:style>
    <style:style style:name="T119" style:family="text">
      <style:text-properties officeooo:rsid="00a620eb"/>
    </style:style>
    <style:style style:name="T120" style:family="text">
      <style:text-properties officeooo:rsid="00a8a436"/>
    </style:style>
    <style:style style:name="T121" style:family="text">
      <style:text-properties officeooo:rsid="00aba22c"/>
    </style:style>
    <style:style style:name="T122" style:family="text">
      <style:text-properties officeooo:rsid="00ac7da8"/>
    </style:style>
    <style:style style:name="T123" style:family="text">
      <style:text-properties officeooo:rsid="00ad50b2"/>
    </style:style>
    <style:style style:name="T124" style:family="text">
      <style:text-properties officeooo:rsid="00adbbae"/>
    </style:style>
    <style:style style:name="T125" style:family="text">
      <style:text-properties officeooo:rsid="00ae42a6"/>
    </style:style>
    <style:style style:name="T126" style:family="text">
      <style:text-properties officeooo:rsid="00b006f0"/>
    </style:style>
    <style:style style:name="T127" style:family="text">
      <style:text-properties officeooo:rsid="00b0a1e3"/>
    </style:style>
    <style:style style:name="T128" style:family="text">
      <style:text-properties officeooo:rsid="00b22add"/>
    </style:style>
    <style:style style:name="T129" style:family="text">
      <style:text-properties officeooo:rsid="00b26314"/>
    </style:style>
    <style:style style:name="T130" style:family="text">
      <style:text-properties officeooo:rsid="00b2c667"/>
    </style:style>
    <style:style style:name="T131" style:family="text">
      <style:text-properties officeooo:rsid="00b6bcdb"/>
    </style:style>
    <style:style style:name="T132" style:family="text">
      <style:text-properties officeooo:rsid="00b86a01"/>
    </style:style>
    <style:style style:name="T133" style:family="text">
      <style:text-properties officeooo:rsid="00b99d25"/>
    </style:style>
    <style:style style:name="T134" style:family="text">
      <style:text-properties officeooo:rsid="00bb5246"/>
    </style:style>
    <style:style style:name="T135" style:family="text">
      <style:text-properties officeooo:rsid="00bde3b7"/>
    </style:style>
    <style:style style:name="T136" style:family="text">
      <style:text-properties officeooo:rsid="00bfd6db"/>
    </style:style>
    <style:style style:name="T137" style:family="text">
      <style:text-properties officeooo:rsid="00c17d06"/>
    </style:style>
    <style:style style:name="T138" style:family="text">
      <style:text-properties officeooo:rsid="00c36f6f"/>
    </style:style>
    <style:style style:name="T139" style:family="text">
      <style:text-properties officeooo:rsid="00c4b510"/>
    </style:style>
    <style:style style:name="T140" style:family="text">
      <style:text-properties officeooo:rsid="00c5ec43"/>
    </style:style>
    <style:style style:name="T141" style:family="text">
      <style:text-properties officeooo:rsid="00c8af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3">KILL DASH NINE</text:p>
      <text:p text:style-name="P3"/>
      <text:p text:style-name="P3">By</text:p>
      <text:p text:style-name="P3"/>
      <text:p text:style-name="P3">Johnny Batch</text:p>
      <text:p text:style-name="P5"/>
      <text:p text:style-name="P4"/>
      <text:p text:style-name="P3">Chapter 0</text:p>
      <text:p text:style-name="P4"/>
      <text:p text:style-name="P4"/>
      <text:p text:style-name="P6">Teddy had taken the same route home for months and had never once been stabbed and left to die. Until <text:span text:style-name="T2">now</text:span>. There was nothing unusual about the night. <text:span text:style-name="T141">It was </text:span>a typically warm, early summer evening in the City of Trees. Teddy always walked <text:span text:style-name="T43">back to his car </text:span>through <text:span text:style-name="T27">Freak</text:span> Alley. <text:span text:style-name="T7">H</text:span>is <text:span text:style-name="T2">friend Melina had painted her masterpiece on the alley walls and he loved to stare at it as he passed by to the nearby lot where he parked his car. Despite some of the ghoulish apparitions adorning the backs of buildings in the alley, he never felt unsafe during his walk. This was Boise after all, one of the safest capital cities in the country.</text:span></text:p>
      <text:p text:style-name="P16">But this night was different than all the others. For one thing, he was pretty nearly drunk which was unusual for him because he rarely drank on gaming nights. <text:span text:style-name="T45">Pete</text:span> had <text:span text:style-name="T45">made a new</text:span> lager and Teddy had tilted back one too many of them as the night wore on. It had affected his game <text:span text:style-name="T3">play </text:span>towards the end, resulting in him getting killed by a horde of raging, four armed bugs. <text:span text:style-name="T3">Those fucking bugs swarmed like ants and he didn’t have a chance after falling down. None of his fellow clan members could reach him before he was overwhelmed.</text:span></text:p>
      <text:p text:style-name="P17">Dizzy from the beer and feeling jaded by the game, he left Mashers and headed out into the night for his usual homeward trek through the heart of the city. Teddy was a big man and he was no where near being too drunk to drive, at least that what he convinced himself. The others knew when he’d had too much to drink and they didn’t even try to stop him from leaving.</text:p>
      <text:p text:style-name="P17"><text:soft-page-break/>Maybe that beer was more toxic than Steve had admitted. He found his feet getting heavier and heavier as he stomped through the puddles in the alley. He stopped before Melina’s painting and waited patiently for it to stop moving as if it were animated. <text:span text:style-name="T27">C</text:span>ould you animate a wall painting? <text:span text:style-name="T4">He watched the colorful clowns dance around for a while and then realized he really was more shit-faced than he thought.</text:span></text:p>
      <text:p text:style-name="P18">Teddy decided to linger in the alley and check out more of the paintings to see how they looked in motion. His <text:span text:style-name="T8">large</text:span> frame lumbered along a few more steps before something tripped him and he fell flat onto his belly. The pavement smacked his face as <text:span text:style-name="T8">h</text:span>is head bounced off of it. He felt something sharp enter his neck and realized too late that there was someone on top of him. The alcohol delayed his senses just long enough to make him wonder where all the blood was coming from. <text:span text:style-name="T5">He realized that he could taste it now with his mouth pressed against the ground. </text:span>More sharp stings around his waist convinced him he was under attack. Trying to roll his frame over he was kicked in the head and nearly passed out.</text:p>
      <text:p text:style-name="P18">The last thing he heard were wet footsteps running down the alley. His vision faded <text:span text:style-name="T5">like one of those old black and white movies that Trip was always making him watch. Teddy</text:span> <text:span text:style-name="T6">slowly </text:span>lost consciousness and <text:span text:style-name="T5">faded out, forever</text:span>.</text:p>
      <text:p text:style-name="P108"/>
      <text:p text:style-name="P88"/>
      <text:p text:style-name="P89">Chapter 1</text:p>
      <text:p text:style-name="P90"/>
      <text:p text:style-name="P90"/>
      <text:p text:style-name="P7">Detective Bill Plait was well into REM sleep when his cell phone went off on the nightstand beside the bed. First it vibrated on the wooden surface and then it started buzzing and finally, before he could reach for it, the thing started ringing with the sound of an old fashioned rotary phone. His arm slapped at the clock radio for a moment until he realized it was not the alarm but the department phone. Bringing the smart phone to his ear he groggily said, “Plait.”</text:p>
      <text:p text:style-name="P19">The dispatcher ran through a list of department jargon that ended with homicide and an address. Plait sat up and looked back over at the sleeping form of his wife. <text:span text:style-name="T12">Francine </text:span>didn’t appear to be awake. <text:span text:style-name="T12">She was a pretty deep sleeper and rarely stirred when his phone went off at all hours of the night. </text:span>He got up and padded into the bathroom, closing the door before clicking on the light. Asking for the address again, he acknowledged the call and hung up. It was two <text:span text:style-name="T12">AM</text:span> in the morning on a Saturday. <text:span text:style-name="T14">Plait releaved himself and then brushed his hair and teeth before throwing on Friday’s pants and shirt. He didn’t want to wake his wife by opening drawers and digging in his closet to find clean clothes.</text:span></text:p>
      <text:p text:style-name="P20"><text:span text:style-name="T13">After grabbing his badge and pistol he made his way through a dark home to the front door and unlocked it to leave. What he wanted most was a hot coffee, but at this time of night, Starbucks wasn’t serving. </text:span><text:span text:style-name="T9">The nerve of them.</text:span></text:p>
      <text:p text:style-name="P49"><text:soft-page-break/>He unlocked his department sedan, sat down behind the wheel and sighed. Then he remembered bringing home a thermos of coffee on Friday night and leaving it in the car. He patted the passenger seat until he found the thermos and opened it up. There w<text:span text:style-name="T43">ere</text:span> a few lukewarm swallows left and he polished it off. <text:span text:style-name="T43">His phone buzzed with a chat message and he brought the screen up to his face. It was Francine, telling him to be safe out there and that she loved him. He smiled and typed out a reply that he loved her back. Then he</text:span> start<text:span text:style-name="T43">ed</text:span> the car and head<text:span text:style-name="T43">ed</text:span> into Boise.</text:p>
      <text:p text:style-name="P96">/* -----------------------*/</text:p>
      <text:p text:style-name="P106"><text:span text:style-name="T18">Freak</text:span><text:span text:style-name="T13"> Alley was located in downtown Boise and had undergone a creative awakening of late with local artists decorating the back sides of area businesses </text:span><text:span text:style-name="T15">with colorful paintings</text:span><text:span text:style-name="T13">. Walking tours now regularly included the alley to show </text:span><text:span text:style-name="T15">off</text:span><text:span text:style-name="T13"> the urban </text:span><text:span text:style-name="T15">hipness. Plait could not recall ever having </text:span><text:span text:style-name="T17">a </text:span><text:span text:style-name="T15">murder there before, so that was new.</text:span></text:p>
      <text:p text:style-name="P9">There were two squad cars parked at angles to block through traffic into the alley. Blue lights flashed off the freakish paintings adding to the eerie feeling Plait got as he stepped out of his car and flashed his badge. The beat cop’s name was Davis and Plait only dimly recalled seeing him before. He pointed to an area near a dumpster and Plait walked over to the scene. </text:p>
      <text:p text:style-name="P73"><text:span text:style-name="T13">A crime scene photographer was snapping off images with his digital camera and flash. A large male, dressed as if he were in his twenties </text:span><text:span text:style-name="T17">laid</text:span><text:span text:style-name="T13"> face down in a puddle of blood. Plait waited for the photographer to step aside and then moved in to examine the body while pu</text:span><text:span text:style-name="T17">ll</text:span><text:span text:style-name="T13">ing on plastic gloves </text:span><text:span text:style-name="T17">he had taken from his glove box.</text:span></text:p>
      <text:p text:style-name="P26">“Nice night for a stabbing, eh Detective?” the photographer said with a degree of irony that all first responders seemed to wear like a badge of honor.</text:p>
      <text:p text:style-name="P73"><text:soft-page-break/><text:span text:style-name="T13">“</text:span><text:span text:style-name="T18">I’d rather be asleep</text:span><text:span text:style-name="T13">,” Plait responded.</text:span></text:p>
      <text:p text:style-name="P27">The Photographer started putting his gear into a shoulder bag. “I got what I need, he’s all yours, Plait.”</text:p>
      <text:p text:style-name="P74"><text:span text:style-name="T13">Plait nodded and moved in to remove the victim’s wallet. It was a leather one not unlike his own. Driver’s license prominently displayed in the plastic window, about sixteen dollars in bills and a few miscellaneous receipts folded in with the cash. The usual assortment of credit cards and insurance cards. </text:span><text:span text:style-name="T17">He found a set of keys in the kid’s front right jeans pocket.</text:span></text:p>
      <text:p text:style-name="P74"><text:span text:style-name="T17">His</text:span><text:span text:style-name="T13"> name was Theodore J. </text:span><text:span text:style-name="T24">B</text:span><text:span text:style-name="T17">uttle</text:span><text:span text:style-name="T13">, born in 1995 and lived on the East side of town. Plait handed the wallet to another officer who held out an evidence bag. Then he went about examining what the kid wore. Typical for men his age he wore an old concert t-shirt and faded bluejeans with black Converse All Starts. He was not a small man. Plait guesstimated he was close to three hundred pounds and probably stood over six foot five. Bearded with dark brown hair.</text:span></text:p>
      <text:p text:style-name="P74"><text:span text:style-name="T13">Plait took out his mini flashlight and shined it on the dead man’s face. His eyes were still open and looked to be dark brown in color. </text:span><text:span text:style-name="T9">What a waste. He looked like he had probably been a nice kid.</text:span><text:span text:style-name="T13"> Nothing about his dress set off any warning signs for gangs, nothing on his body pointed to a harsh life of drug use. The fact that he still had his wallet indicated it could have been a random murder or perhaps he just witnessed something he shouldn’t have. Been in the wrong place at the wrong time. </text:span></text:p>
      <text:p text:style-name="P74"><text:span text:style-name="T13">“</text:span><text:span text:style-name="T16">Hey </text:span><text:span text:style-name="T17">Sarge</text:span><text:span text:style-name="T16">, any signs of a robbery in this alley or nearby?”</text:span></text:p>
      <text:p text:style-name="P21">The ranking beat cop shook her head. “I saw the body on a regular patrol of the area. Flashed my light down the alley and called it in.”</text:p>
      <text:p text:style-name="P21"><text:soft-page-break/>Plait nodded. “Hey, you have any coffee?”</text:p>
      <text:p text:style-name="P21">She grinned at him and headed back to her car to get a thermos. Plait forgot to look at her name tag and the whole time she was gone he tried to think what her damn name was. He really needed some caffeine. His phone went off, startling him.</text:p>
      <text:p text:style-name="P21">“Plait,”</text:p>
      <text:p text:style-name="P21">“I’m almost there,” said the voice of Robert Simms, the Medical Examiner. There was only one qualified ME in the county and he lived way out beyond the airport.</text:p>
      <text:p text:style-name="P75"><text:span text:style-name="T13">“Looks like a stabbing. No weapon </text:span><text:span text:style-name="T18">though and he didn’t put up</text:span><text:span text:style-name="T13"> much of a fight.”</text:span></text:p>
      <text:p text:style-name="P21">“Okay, I’m there in five.”</text:p>
      <text:p text:style-name="P75"><text:span text:style-name="T13">The phone hung up and Plait slid it into his pants pocket as the sergeant returned with a </text:span><text:span text:style-name="T18">Styrofoam</text:span><text:span text:style-name="T13"> cup and poured him some hot coffee. He looked at her badge. </text:span><text:span text:style-name="T9">McReed. </text:span><text:span text:style-name="T10">Shit</text:span><text:span text:style-name="T9">, how do I forget an Irish name on a red head?</text:span></text:p>
      <text:p text:style-name="P21">“Thanks, sergeant. You’re a life saver.”</text:p>
      <text:p text:style-name="P21">She looked down at the dead man on the street. “Wish I’d been by a few minutes sooner, maybe I could have stopped this.”</text:p>
      <text:p text:style-name="P21">Plait shook his head. “Don’t think about it too much, we do what we can when we can, but we can’t save everyone.”</text:p>
      <text:p text:style-name="P21">She nodded while putting the lid on her thermos. </text:p>
      <text:p text:style-name="P21">Plait <text:span text:style-name="T26">worked on his</text:span> coffee while examining the kid’s wallet closer. He found the insurance card and had Sergeant McReed search area lots for a 1992 gray Ford Taurus. She was relieved to have something else to do. <text:span text:style-name="T44">As her squad car</text:span> pulled away, Simms’ car took her place in the alley.</text:p>
      <text:p text:style-name="P21"><text:soft-page-break/>Simms was a thin man with a bushy, graying mustache on his gaunt face. He went through his routine of ensuring the kid was dead and started counting stab wounds.</text:p>
      <text:p text:style-name="P21">“Stabbed nine times. That’s pretty particular.”</text:p>
      <text:p text:style-name="P21">“Why do you say that?”</text:p>
      <text:p text:style-name="P21">“The first cut looks like it was across his jugular. That alone would have killed him. All the other wounds were just for effect or spite. Neither of them appear to be to a vital area. I’ll know more when I get him back to the lab.”</text:p>
      <text:p text:style-name="P21">Plait considered the new information as he finished his coffee. An ambulance pulled into the alley and squeezed past Plait’s car to pull up beside the body. Plait let them take care of the victim as he went back to his car. The radio sputtered with a call from Sergeant McReed.</text:p>
      <text:p text:style-name="P21">“Did you find it?”</text:p>
      <text:p text:style-name="P21">“Yes, sir. Right over here to your left.”</text:p>
      <text:p text:style-name="P21">Plait looked out his side window across the street to a lot near the <text:span text:style-name="T27">Ten Barrel Brewery</text:span> building. He waved and started his car to head over.</text:p>
      <text:p text:style-name="P22">The kid’s Ford had <text:span text:style-name="T28">sun </text:span>faded paint, <text:span text:style-name="T28">worn tires</text:span> and the upholstery was ripped from <text:span text:style-name="T44">in places from heavy use</text:span>. There were lots of fast food wrappers and bags on the floor of the passenger seat, but nothing of obvious value visible from outside.</text:p>
      <text:p text:style-name="P22">“<text:span text:style-name="T28">Okay, call it in and have it towed back to the station. Let’s run it and see what we get.”</text:span></text:p>
      <text:p text:style-name="P23">Sergeant McReed nodded and keyed the mic of her radio from where it was clipped to her collar as they headed back to her cruiser to run the plates. Computers in squad cars always seemed to impress Plait more than it should. A child of the late seventies, he well remembered <text:soft-page-break/>his dad’s squad car having nothing but a two way radio inside. Cell phones? Not even a pipe dream. His dad had a cigarette tray full of quarters for making calls.</text:p>
      <text:p text:style-name="P23">The search came up clean. No warrants, no tickets and no parking violations. The kid was pretty damn clean. Plait took out a notepad and a pencil and wrote down the address where Mister <text:span text:style-name="T44">B</text:span>uttle lived. This seemed to amuse the sergeant. She held up her iPad and shook it at him with a smile. “When are you going to enter the 21<text:span text:style-name="T29">st</text:span> Century, Plait?”</text:p>
      <text:p text:style-name="P23">Plait shrugged and got out of the car. “I’m heading out to his home. I could use a backup.”</text:p>
      <text:p text:style-name="P23">“<text:span text:style-name="T43">I’ll</text:span> call it in,” she replied, keying her radio again to inform dispatch.</text:p>
      <text:p text:style-name="P92">/* -----------------------*/</text:p>
      <text:p text:style-name="P91"><text:span text:style-name="T44">B</text:span>uttle lived <text:span text:style-name="T30">in a single story house on the North End of Boise, popular with young professionals and artsy liberals. Plait parked in the street and had Sergeant McReed circle around towards the back alley and keep her eyes open. Just in case anyone tried to duck out the back after Plait ID’d himself at the front door.</text:span></text:p>
      <text:p text:style-name="P8">Standing at the simple brownstone there didn’t seem anything odd about the house from the outside. The grass was in need of watering and the paint was not as new as many of the neighbors. He was starting to get the picture that <text:span text:style-name="T45">B</text:span>uttle either lived with his parents or didn’t care much about housekeeping.</text:p>
      <text:p text:style-name="P24">He rang the doorbell and waited for a light to come on or for someone to come to the door. Nothing. He rang it again, twice for emphasis. Finally he started to hear someone stirring inside. The porch light flicked on and a woman in a nightgown with rollers in her hair opened the wooden door.</text:p>
      <text:p text:style-name="P24"><text:soft-page-break/>“Yes?”</text:p>
      <text:p text:style-name="P24">She sounded annoyed at being awakened, yet unsure who the stranger in a dark suit was. Plait showed her his badge. “Detective Bill Plait, Boise PD. May I come in ma’am?”</text:p>
      <text:p text:style-name="P24">She nodded and opened the screen door for him. As he stepped in she tied up her robe and shut the door behind them. “Is this about Teddy?”</text:p>
      <text:p text:style-name="P24">Plait’s solemn expression spoke volumes. The woman put her hands to her face in fear of what he would surely say next.</text:p>
      <text:p text:style-name="P24">“Is Theodore <text:span text:style-name="T45">B</text:span>uttle your son, ma’am?”</text:p>
      <text:p text:style-name="P24">She nodded and started to cry like she knew he was not there to deliver good news.</text:p>
      <text:p text:style-name="P24">“I’m sorry to inform you that he was found stabbed to death in the city <text:span text:style-name="T43">tonight</text:span>.”</text:p>
      <text:p text:style-name="P24">She broke down in tears and he helped her to a couch in the living room that faced the street. <text:span text:style-name="T31">He let her cry for a moment until she started to collect herself. </text:span></text:p>
      <text:p text:style-name="P24">“<text:span text:style-name="T31">What happened?” she finally asked through tears.</text:span></text:p>
      <text:p text:style-name="P24">“<text:span text:style-name="T31">A patrol car found his body in Freak Alley about an hour and a half ago. I know this is difficult, Mrs Buttle, but I need to ask you a few questions.”</text:span></text:p>
      <text:p text:style-name="P25">She nodded through more tears. </text:p>
      <text:p text:style-name="P25">“Was your son into drugs or did he have any debts?”</text:p>
      <text:p text:style-name="P25">She shook her head and let out an amused laugh. “<text:span text:style-name="T43">God n</text:span>o. Everybody loved Teddy.”</text:p>
      <text:p text:style-name="P25">Plait had heard that line more than once. Parents were often the last to know their kids were doing drugs or owed large sums of money to bad people. Especially adult children.</text:p>
      <text:p text:style-name="P25">“Did your son live here, with you?”</text:p>
      <text:p text:style-name="P25"><text:soft-page-break/>She nodded. “He rents the basement.” She looked away from him as tears continued down her cheeks. She looked to be in her late sixties, silver hair and matronly. </text:p>
      <text:p text:style-name="P25">“Do you know where he was tonight, ma’am?”</text:p>
      <text:p text:style-name="P25">She looked back at him and he could almost feel the pain in her tired eyes. He hated this part of his job. In twenty years on the force he’d never gotten comfortable delivering bad news to parents.</text:p>
      <text:p text:style-name="P25">“He was a<text:span text:style-name="T32">t</text:span> Mashers, down by the high school.”</text:p>
      <text:p text:style-name="P109"/>
      <text:p text:style-name="P95"/>
      <text:p text:style-name="P94">Chapter Two</text:p>
      <text:p text:style-name="P93"/>
      <text:p text:style-name="P107"/>
      <text:p text:style-name="P15"><text:span text:style-name="T13">Mashers was located in an old white clapboard home on a residential street behind Boise High School. The first floor of the house was converted into an arcade using game consoles and large panel displays. They only served energy drinks and French Fries to </text:span><text:span text:style-name="T19">the </text:span><text:span text:style-name="T13">mostly teenage</text:span><text:span text:style-name="T19"> clientel</text:span><text:span text:style-name="T13">. The name didn’t refer to the </text:span><text:span text:style-name="T19">potato </text:span><text:span text:style-name="T13">spuds, but to the control mashing that gamers did while playing first person shooters. It was only a happy coincidence that they served piping hot baskets of salty fries </text:span><text:span text:style-name="T25">to the gamers</text:span><text:span text:style-name="T13">.</text:span></text:p>
      <text:p text:style-name="P76"><text:span text:style-name="T13">Mashers was owned and operated by Nate, a hip young man in is late twenties with stringy long </text:span><text:span text:style-name="T19">brown </text:span><text:span text:style-name="T13">hair and a thin, wiry body. </text:span><text:span text:style-name="T19">Nate inherited the house from his dad who passed away ten years before. It used to be a hamburger joint and a popular after school hangout for local kids. Nate hated flipping burgers and dealing with all the aspects of running a restaurant, </text:span><text:span text:style-name="T20">so h</text:span><text:span text:style-name="T19">e closed it down and used what money his dad had saved to remodel the main floor into a gamer’s paradise. </text:span></text:p>
      <text:p text:style-name="P28">There were ten individual cubicals each with a 27 inch flat panel display and an over-cranked PC with a cheap keyboard and mouse and the best controllers money could buy. The only rule of the house was that if you wanted to eat, you had to leave the cubical. There was a massive, round table in the center of the room with some cheap plastic seats that he got from the school. </text:p>
      <text:p text:style-name="P28"><text:soft-page-break/>There were several spotlights above the table but the cubicals were dark spaces painted black with Turkish carpets on the floors. The second house rule was no shoes in the gamer cubicals. To preserve the carpets and add a bit of quirkiness to the place, Nate was only a stickler for those two rules. A “No Drugs” sign on the front door with a red crossed circle over a silhouette of a marijuana plant was not enforced. Especially by Nate who was often rolling joints in the kitchen out of sight from kids. He never sold or handed out what he smoked, but he didn’t run to the cops if someone was toking up in between levels either.</text:p>
      <text:p text:style-name="P77"><text:span text:style-name="T13">Most nights after he closed </text:span><text:span text:style-name="T20">Nate</text:span><text:span text:style-name="T13"> transformed the arcade into an adults only play room for his friends and his gamer clan. </text:span><text:span text:style-name="T20">Last night the clan had played a new space shooter into the early morning hours and everyone got smashed on some home brewed micro beer that Pete brought over. Pete wasn’t the best player but he could brew some damn fine beer and the others insisted he test his latest batch on them. As a result, many times more than one of them would crash at Mashers to sleep off their hangovers.</text:span></text:p>
      <text:p text:style-name="P78"><text:span text:style-name="T13">When the doorbell rang at some ungodly early hour before noon, only Trip managed to wake up enough to answer it. Joshua and Dancia were still snuggled under a blanket in one of the cubes and Trip had fallen asleep on the back couch. Nate was nowhere to be found, probably upstairs in his own bed. The front windows were painted black so that the arcade was always darker than the inside of a cow. Trip bumped into a chair and waved his hands in front of him until he made it to the front door. He turned the handle and pulled the door but it was blocked by a chain. After fumbling with the chain </text:span><text:span text:style-name="T21">while looking through squinting eyes he finally managed to open the door.</text:span></text:p>
      <text:p text:style-name="P29"><text:soft-page-break/>A well dressed man stood there holding up a badge. It was a freaking cop! Trip’s eyes widened and he slammed shut the door. That noise woke the others.</text:p>
      <text:p text:style-name="P29">“Who is it?” asked Dancia.</text:p>
      <text:p text:style-name="P29">Trip stepped away from the door. “It’s that detective dude that worked on the Taggert case.”</text:p>
      <text:p text:style-name="P29">“What?” Joshua said, getting to his feet and tucking in his shirt.</text:p>
      <text:p text:style-name="P29">Trip looked back at him with a worried expression. “Did Nate hide his,” He indicated taking a hit on a joint by squeezing his thumb and forefinger together and sucking. </text:p>
      <text:p text:style-name="P29">Joshua looked back at the kitchen and then nodded. “Yeah, it’s okay. Let him in.”</text:p>
      <text:p text:style-name="P29">Trip went back to the door and opened it. His smile was loose and overly casual.</text:p>
      <text:p text:style-name="P29">“Sorry, Detective. You just scared the shit of me.”</text:p>
      <text:p text:style-name="P29">Plait shook his head and slid his wallet back into his pants. Trip just stood there, looking at Plait’s wa<text:span text:style-name="T45">ist</text:span>, expecting to catch a glimpse of his gun. </text:p>
      <text:p text:style-name="P29">“I get that a lot. No worries.”</text:p>
      <text:p text:style-name="P29">Joshua came to the door and reached out to shake Plait’s hand. “Good to see you again, detective. Is there a problem we can help you with?” He stepped back into the darkened house as the Plait cautiously entered.</text:p>
      <text:p text:style-name="P79"><text:span text:style-name="T13">“Do either of you know a Mister, Theodore </text:span><text:span text:style-name="T25">B</text:span><text:span text:style-name="T13">u</text:span><text:span text:style-name="T22">tt</text:span><text:span text:style-name="T13">le?”</text:span></text:p>
      <text:p text:style-name="P29">Joshua and Trip exchanged wide eyed looks. “What happed to Teddy?” Dancia asked, coming out into the open. She was wearing a wrinkled <text:span text:style-name="T45">hounds tooth </text:span>skirt and white blouse with her dark hair tied into a tail.</text:p>
      <text:p text:style-name="P30"><text:soft-page-break/>Plait nodded to her, recalling their case from a few years before which ended in a cabin up in McCall, if his memory served.</text:p>
      <text:p text:style-name="P30">“He was found dead in Freak Alley this morning.”</text:p>
      <text:p text:style-name="P30">Dancia’s hands went to her mouth as she gasped. “Oh, no!”</text:p>
      <text:p text:style-name="P30">She didn’t break down but Plait could tell she was on the verge. Joshua helped her back to the table in the center of the room. “Trip, go get <text:span text:style-name="T46">Nate</text:span>.”</text:p>
      <text:p text:style-name="P30">Trip nodded and headed back to the staircase shaking his head.</text:p>
      <text:p text:style-name="P30">“<text:span text:style-name="T46">Nate</text:span>’s the owner. He lives upstairs,” Joshua explained.</text:p>
      <text:p text:style-name="P80"><text:span text:style-name="T13">Plait looked around the room and took in the dark cubicals and the black painted walls and ceiling. There were busted game controllers and computer parts nailed to the walls for decoration. The place smelled vaguely of teen </text:span><text:span text:style-name="T23">body oder</text:span><text:span text:style-name="T13"> and weed. Plait took out his note pad and pulled out a chair at the round table.</text:span></text:p>
      <text:p text:style-name="P30">“What can you tell me about last night in regards to, Teddy.”</text:p>
      <text:p text:style-name="P31">Joshua locked eyes with Dancia before continuing. She didn’t seem to indicate anything was wrong. “We were playing a game,” he indicated the consoles behind him, “on these systems until, man. At least one or one thirty in the morning. That’s when Steve offered to give Teddy a ride home and he turned him down. Some of us had been drinking and I think Teddy figured a nice walk would clear his head a bit.”</text:p>
      <text:p text:style-name="P31">Dance nodded agreement as Plait studied both of them for a moment.</text:p>
      <text:p text:style-name="P31">“Had Steve been drinking?”</text:p>
      <text:p text:style-name="P31">“No, he was our DD.”</text:p>
      <text:p text:style-name="P31"><text:soft-page-break/>Trip came stumbling down the stairs with Nate behind him. Plait got to his feet and pulled out his badge again to show it to Nate. Nate nodded and looked around at the others.</text:p>
      <text:p text:style-name="P31">“Trip said something happened to Teddy?”</text:p>
      <text:p text:style-name="P31">Plait nodded curtly. “I’m Detective Bill Plait, Boise PD. You’re friend Teddy was found dead in Freak Alley this morning by a beat cop.”</text:p>
      <text:p text:style-name="P31">Nate’s face appeared to flush as his tired eyes widened. </text:p>
      <text:p text:style-name="P31">“The fuck?”</text:p>
      <text:p text:style-name="P31">Trip patted Nate’s shoulder as they all took a seat at the round table.</text:p>
      <text:p text:style-name="P31">“How? I mean how did he die?”</text:p>
      <text:p text:style-name="P31">Plait retold the facts as he understood them, <text:span text:style-name="T33">carefully </text:span>watching everyone’s sickened reaction to the news. When he was done there was a long moment of silence.</text:p>
      <text:p text:style-name="P31">“Were there any other participants at your party last night? Where can I find this, Steve?”</text:p>
      <text:p text:style-name="P31">Joshua <text:span text:style-name="T33">pulled out his phone. “I’ll get Steve over here,” he said, placing a call.</text:span></text:p>
      <text:p text:style-name="P32">Dancia took out her phone, “I’m calling Van, Trip can you call Pete?”</text:p>
      <text:p text:style-name="P32">Trip reached into his jacket to pull out his iPhone, “On it.”</text:p>
      <text:p text:style-name="P32">Plait was jotting down names in his notepad. “I have Joshua, Dancia, Trip, Nate, Steve and Pete. Was there anyone else here that night?”</text:p>
      <text:p text:style-name="P32">Nate looked up and said, “Chris.”</text:p>
      <text:p text:style-name="P33">Dancia touched Nate’s hand, “Can you see if he can come over?”</text:p>
      <text:p text:style-name="P33">Nate got up and padded over to the old land line phone on the wall in the kitchen. </text:p>
      <text:p text:style-name="P33"><text:soft-page-break/>Plait listened to their conversations as he asked what everyone’s last name was for his notes. There didn’t seem to be anything out of the ordinary in how they spoke to their friends and urged them to return to Mashers. Nate offered to put on some coffee. Dancia got up and helped him in the kitchen. Nobody said much and Plait simply observed until Joshua spoke to him.</text:p>
      <text:p text:style-name="P33">“I never thought I’d be seeing you again, Detective.”</text:p>
      <text:p text:style-name="P33">Plait agreed. “Did anyone in your, what did you call this group again?” He was showing his age in not knowing a damn thing about gaming.</text:p>
      <text:p text:style-name="P33">“A gamer’s clan. Just a bunch of friends who play as a team,” Joshua explained.</text:p>
      <text:p text:style-name="P33">“What game were you playing?”</text:p>
      <text:p text:style-name="P33">“It’s a FPS, some new s<text:span text:style-name="T34">kiffy</text:span> shooter. Nate, what was that game <text:span text:style-name="T34">called</text:span>?”</text:p>
      <text:p text:style-name="P33">“Betweos,” Nate replied from the kitchen.</text:p>
      <text:p text:style-name="P33">Trip got up and brought <text:span text:style-name="T34">the game</text:span> case over and handed it to Plait. The box art had space suited soldiers shooting four armed bugs in <text:span text:style-name="T34">combat</text:span>. Plait wrote down the game’s name and the company selling it. “<text:span text:style-name="T34">What’s a FPS?”</text:span></text:p>
      <text:p text:style-name="P34">Trip and Joshua exchanged odd looks. “First Person Shooter. You know, like Halo.”</text:p>
      <text:p text:style-name="P34">Plait acted like he knew what Halo was but failed to pull it off. </text:p>
      <text:p text:style-name="P34">“Was this game on-line?”</text:p>
      <text:p text:style-name="P34">Trip answered, “Yeah, but we were just playing the AI.”</text:p>
      <text:p text:style-name="P34">“AI?”</text:p>
      <text:p text:style-name="P34">“Artificial Intelligence. We were playing against the game, not other people.”</text:p>
      <text:p text:style-name="P34">Plait nodded. <text:span text:style-name="T46">That</text:span> he understood.</text:p>
      <text:p text:style-name="P34"><text:soft-page-break/>The other members of the clan started arriving and each one was introduced to Plait and told that Teddy had died. Details were withheld until after they were all present.</text:p>
      <text:p text:style-name="P34">Joshua looked around the room and counted by pointing to everyone present. </text:p>
      <text:p text:style-name="P34">“Yup, that’s everyone. Eight, minus Teddy.”</text:p>
      <text:p text:style-name="P34">Plait stood up and looked at the gloomy faces gathered around the table. They all looked like twenty-somethings and none of them acted odd or looked suspicious in any way. This one was not going to be easy to solve.</text:p>
      <text:p text:style-name="P34">“Your friend was found by a beat cop lying face down in a pool of his own blood. The Medical Examiner said he was stabbed multiple times. I don’t have to tell you that this kind of death is up close and personal. Whoever killed him, wanted to make it personal. <text:span text:style-name="T35">Did Teddy have any enemies or a nemesis that he was always fighting with?”</text:span></text:p>
      <text:p text:style-name="P35">Everyone shook their heads no. Teddy was by all their accounts the nicest guy any of them knew. Always got along with everyone he met. A few of them wanted to know who the killer was and if they could help the police find him. Plait had to politely refuse their help. But he told them to keep their eyes open and to be expecting to come down to the station for further questioning later in the day.</text:p>
      <text:p text:style-name="P35">Plait looked down at the game box and it dawned on him that it was a pretty violent game. Even had a Mature rating. </text:p>
      <text:p text:style-name="P35">“From what you all say, Teddy seemed like a gentle giant. Was he any good at these kinds of games? These FPS games?”</text:p>
      <text:p text:style-name="P35"><text:soft-page-break/>This time he got mixed reactions from the group. Some of them admitted that he wasn’t really good at gaming and others said they kept him on the team more for his sense of humor and his ability to calm down the more excitable among them in a firefight. </text:p>
      <text:p text:style-name="P35">“Why are there nine players in this clan?” Plait asked.</text:p>
      <text:p text:style-name="P35">“So, combat games are played very similar to how the military operates. We could have three teams of three <text:span text:style-name="T36">with nine players. Any more than that and it becomes too hard to know where everyone is and what their status are,” Joshua replied.</text:span></text:p>
      <text:p text:style-name="P36">Plait nodded and jotted down more notes. <text:span text:style-name="T37">Then he flipped over to a new page and handed the pad and pencil to Joshua. “Please write down your addresses and a phone number where you can be reached.”</text:span></text:p>
      <text:p text:style-name="P37">As he waited for the pad to go around the room, Plait examined one of the gaming cubicals. Trip followed him, pointing out the various system pieces and explaining what games the kids were playing on them. They were high powered gaming PC’s running Windows and the games were mostly a mix of FPS and full immersion, RTS or Real Time Strategy games with a few Role Playing Games or RPG’s.</text:p>
      <text:p text:style-name="P37">The controllers and keyboards looked well worn and abused. Trip joked that some of the controllers had to be replaced every few months due to over-zealous players banging them up when they lost. The wooden desks had the black paint worn off along the edges from legs <text:span text:style-name="T47">and feet </text:span>reclining on them.</text:p>
      <text:p text:style-name="P37">Plait took out his smart phone and snapped a few pictures of the cubes and the overall room, trying not to make it look like he was taking pictures of the people in the room when in <text:soft-page-break/>fact, that’s just what he was doing. He wasn’t sure if the killer was in this room, but in case he was, it was good practice to have some record of those he interviewed.</text:p>
      <text:p text:style-name="P37">When everyone had finished and the notebook made back into his hands he thanked them for their patience and told them he was sorry for their loss. Then he took out a money clip full of business cards and tossed them onto the table.</text:p>
      <text:p text:style-name="P37">“Please don’t hesitate to contact me if you have any questions or notice anything or anyone who might be suspicious.”</text:p>
      <text:p text:style-name="P37">Then he left them and headed back out to his car. The neighborhood was walking distance to <text:span text:style-name="T47">Boise</text:span> High School, <text:span text:style-name="T38">back a street from the running track</text:span>. <text:span text:style-name="T38">Morning sunlight</text:span> was coming up over the tree lined streets and in another hour or so the day would be warming up to the mid-nineties.</text:p>
      <text:p text:style-name="P87"/>
      <text:p text:style-name="P37"/>
      <text:p text:style-name="P39">Chapter 3</text:p>
      <text:p text:style-name="P38"/>
      <text:p text:style-name="P10">Dancia collected her purse and headed for the door after the detective had left. Joshua walked outside with her as she slid onto her coral green Vespa scooter. “I have to tell Melina about Teddy. I owe it to her to do it in person.” Her face soured with grief as she slid on her helmet and then her Wayfarer sunglasses.</text:p>
      <text:p text:style-name="P10">Joshua gave her a quick kiss and stepped back as she started the scooter. </text:p>
      <text:p text:style-name="P40">“Come by tonight,” he said. She nodded before taking off down the street.</text:p>
      <text:p text:style-name="P41">Joshua stood in the shade of the front yard of Mashers <text:span text:style-name="T39">and looked up at the sunlight filtering down through the big old oak tree that dominated the front yard. He was going to miss Teddy. Miss his shy smile and his dopey jokes. He thought about how Plait had said he’d been killed and a shiver ran down his back. What were the odds of someone he knew being killed by stabbing in downtown Boise? Pretty high, Joshua reckoned.</text:span></text:p>
      <text:p text:style-name="P42">Boise was far safer than most state capitals and didn’t have that much crime of any kind. It seemed strange to him that anyone would be a victim of a random violent crime, much less a friend of his.</text:p>
      <text:p text:style-name="P43">Steve came out and walked over. He was wearing one of those tattered and subdued American flag t-shirts and some kind of tactical shorts. Always the gun nut, Steve.</text:p>
      <text:p text:style-name="P43">“Look, I know this might seem crass right now, but we need to fill Teddy’s spot on the team. We have another tournament tomorrow afternoon.”</text:p>
      <text:p text:style-name="P43"><text:soft-page-break/>Joshua looked at him oddly. That had never even entered his mind.</text:p>
      <text:p text:style-name="P43">“I’m sure we’ll find someone. If not, Dancia and I will take a pass and you guys can play a six team.”</text:p>
      <text:p text:style-name="P43">Steve shook his head dismissively and pushed his horn-rimmed glasses up on his nose. <text:s/>“I’ll see if I can find someone. We can’t afford to be without Eniram.”</text:p>
      <text:p text:style-name="P43">Joshua took the insult to his gaming prowess in stride as Steve clapped his shoulder and headed for the black four wheel drive truck he drove. Dancia was a former Marine, of course she was better at shooting combat guns than he was. Hell, she was a better shot than <text:span text:style-name="T9">any</text:span> of the dudes on the team. Which is why he didn’t even attempt to argue with Steve.</text:p>
      <text:p text:style-name="P44">Van came out next, dressed in a pinstripe collared shirt and tan Dockers. The man had more taste than anyone else in the clan. Lawyers. He clapped hands with Joshua and pulled him into a bro-hug for just a moment.</text:p>
      <text:p text:style-name="P44">“Gonna miss him, man.”</text:p>
      <text:p text:style-name="P44">“Yeah, me too.”</text:p>
      <text:p text:style-name="P44">Van seemed to recall something and a smile came to his lips. “Remember when Teddy first tried out for the clan?”</text:p>
      <text:p text:style-name="P44">Joshua thought back to several years before when they only have five members and couldn’t get into any tournaments. Teddy showed up driving that piece of shit Ford of his that spewed blue smoke and backfired long after he shut it off. On that day they were standing in this very spot in front of Mashers when Teddy rolled up. He made it across the lawn in his usual, unassuming shuffle and reached out to wave when the car backfired.</text:p>
      <text:p text:style-name="P44"><text:soft-page-break/>The sudden shot caused Steve to throw himself on the ground and pull out his concealed pistol like some kind of undercover cop. Everyone else just jumped out of their skin except for Teddy. He just smiled broadly as if he had just farted.</text:p>
      <text:p text:style-name="P45">“Nobody’s ever gotten Steve that good,” Joshua said, as they both laughed about it for a while. <text:span text:style-name="T40">Van pulled his keys out and started for his Prius. </text:span></text:p>
      <text:p text:style-name="P46">“What time’s the game tomorrow?” he asked.</text:p>
      <text:p text:style-name="P46">“Be here at noon, I think we start at one.”</text:p>
      <text:p text:style-name="P46">Van waved and got into his car. Joshua waved back and then noticed Pete and Chris coming out. Pete slid on his gray, hipster fedora and walked down the stairs like he owned the place. Dressed in black, even in the dead of summer, Pete was the consummate Jazz musician. Behind him was Chris, scraggy ginger beard, unkempt hair. They couldn’t have been any different in just about every way. Yet they were both good friends and great gamers. </text:p>
      <text:p text:style-name="P46">Pete reached out to shake Joshua’s hand and then grabbed him in a bear hug instead. Joshua felt his shoulders pinned tight as he looked startled at Chris. Chris just shrugged and then threw his arms around both of them.</text:p>
      <text:p text:style-name="P46">“Okay, <text:span text:style-name="T41">g</text:span>roup hug over,” <text:span text:style-name="T41">Pete pleaded as they broke apart.</text:span></text:p>
      <text:p text:style-name="P47">Pete straightened himself with a snap of his shirt and headed over to his matte black Stingray vette. Chris smiled at Joshua and fist bumped him. Then his childlike face suddenly looked ser<text:span text:style-name="T48">i</text:span>ous. </text:p>
      <text:p text:style-name="P47">“Gonna miss him bro. Teddy was our gentle giant.”</text:p>
      <text:p text:style-name="P47">“Me too, Chris.”</text:p>
      <text:p text:style-name="P47"><text:soft-page-break/>Chris wiped the corner of his eye and tried to pretend he hadn’t just shed a tear. Joshua nodded knowingly as his friend backed away and headed to his Yeti mountain bike. Chris didn’t own a car, just his bike. Like a teenager who never grew up he rode his bike wherever he needed to go. Wearing a faded red t-shirt and pocketed shorts, Chris took off down the sidewalk <text:s/>towards the school as Pete backed up and revved his throaty big block Chevy. <text:s/></text:p>
      <text:p text:style-name="P47">Joshua waved as Pete pulled away and walked up the stairs to go back inside. Neighborhood kids would be showing up to play games soon and he wanted to make sure Nate and Trip had things ready to open.</text:p>
      <text:p text:style-name="P47">Inside, Trip was underneath one of the cubicles, switching out a cable <text:span text:style-name="T42">while </text:span>Nate<text:span text:style-name="T42"> fired up the fry cookers. Joshua started booting up the PCs and turning on the monitors. He didn’t have anything to do today, so figured he’d hang around and help get Mashers opened.</text:span></text:p>
      <text:p text:style-name="P48">Nate opened a drawer and pulled out a large kitchen knife to rip open a bag of locally made fries. Joshua watched him for a moment, trying not to think of what Teddy must have felt in that alley. <text:span text:style-name="T9">Fucking horrible</text:span>, he thought.</text:p>
      <text:p text:style-name="P97">/* -----------------------*/</text:p>
      <text:p text:style-name="P99">Dancia pulled up to the old stone apartment building off of 5<text:span text:style-name="T29">th</text:span> Street and turned off her scooter. She unsnapped the chinstrap of her helmet and pulled it off, looking up at her friend Melina’s apartment. Melina and Teddy were as close as any two people could have been without being lovers. Melina was queer of course and Teddy, well, Teddy was just Teddy. He loved everyone, didn’t matter who they were. That was part of why he was so loved by those around him. Especially Melina.</text:p>
      <text:p text:style-name="P11"><text:soft-page-break/>She pulled out her phone and texted Melina to buzz her in. Her friend replied just about instantly, meaning she was at least awake. Dancia texted again telling her she was outside on her scooter. A few seconds later Melina came to her window and waved down at her to come up.</text:p>
      <text:p text:style-name="P50">Dancia took tucked her helmet under an arm and walked up the stone walkway to the apartment's front door. A buzzer sounded and she swung the door open and came inside. After climbing a flight of stairs to the second floor Dancia wrapped her knuckles on Melina’s door.</text:p>
      <text:p text:style-name="P50">“Come on in, it’s open,”</text:p>
      <text:p text:style-name="P50">Melina’s place was a studio apartment with one, narrow room. She had a mattress on the floor in the back, opposite the <text:span text:style-name="T49">bath</text:span> and one love seat that faced a wall with a big screen Samsung TV. There were stacks of charcoal drawings and paintings all around the apartment and three easels over by the single window. <text:span text:style-name="T49">There was a nook with a tiny kitchenette that was inadequate for cooking anything more than single serve meals. Which was fine by Melina because she wasn’t much of a cook. </text:span></text:p>
      <text:p text:style-name="P51">She was standing at one of her easels holding a piece of charcoal as she sketched on a large pad of paper. Her fingers were black from the dust and she had a few smudges on her face where she wiped at her nose. She wore a dark gray shift and her black hair was strewn about her face without care.</text:p>
      <text:p text:style-name="P51">“Hey, can you come over here for a second,” Dancia asked.</text:p>
      <text:p text:style-name="P51">She hated talking to someone who was working. Melina picked up on her tone right away and set her charcoal down to come over to the love seat to sit with Dancia.</text:p>
      <text:p text:style-name="P51">“What’s wrong, buddy?” </text:p>
      <text:p text:style-name="P51">“Teddy’s died.”</text:p>
      <text:p text:style-name="P51"><text:soft-page-break/>Melina blinked once and then her eyes grew big as she could tell Dancia was not joking with her. Dancia never joked about serious topics and nothing was more serious than death.</text:p>
      <text:p text:style-name="P51">“What?”</text:p>
      <text:p text:style-name="P51">“The cops found him in Freak Alley last night.” Dancia paused. The words were hard for her to say. “They said he’d been stabbed and left for dead. They don’t know who did it.”</text:p>
      <text:p text:style-name="P51">Tears started to fall down Melina’s cheeks, causing the charcoal dust to smear. Dancia pulled her friend close in a hug as she began to sob and then flat out bawl. Before long they were both crying.</text:p>
      <text:p text:style-name="P51">“<text:span text:style-name="T50">It’s not fair, Teddy was perfect,” Melina finally said as they parted. </text:span></text:p>
      <text:p text:style-name="P52">Dancia got up and found a Kleenex box and they both wiped their eyes and blew their noses. “It must have been a random crime, nobody hated him.”</text:p>
      <text:p text:style-name="P52">The two of them sat there sobbing for a while on the couch. Finally Melina sniffed and said, “What was he doing in the alley at night?”</text:p>
      <text:p text:style-name="P52">Dancia looked down. “We had finished a tournament at Mashers and Steve dropped him off downtown where Teddy had left his car.”</text:p>
      <text:p text:style-name="P52">She looked back up at Melina. “You know how much he loved walking down there looking at your painting.”</text:p>
      <text:p text:style-name="P52">She nodded and started to <text:span text:style-name="T51">softly </text:span>cry again.</text:p>
      <text:p text:style-name="P52">“He was probably thinking about you when he,” Dancia didn’t finish the thought.</text:p>
      <text:p text:style-name="P52">“<text:span text:style-name="T52">It was such a wonderful morning.”</text:span></text:p>
      <text:p text:style-name="P52">“<text:span text:style-name="T52">Sorry.”</text:span></text:p>
      <text:p text:style-name="P53"><text:soft-page-break/>Dancia got up again and went over to the kitchenette and poured both of them some water. There was a dorm fridge with a single ice tray but it was empty. Melina couldn’t even make ice. She brought her friend the water and walked over to see what she had been working on while she sipped her own water.</text:p>
      <text:p text:style-name="P53">It was a woman wearing a sun dress and riding a long board. She was hunched over the board with her dress hiked up so that it didn’t drag on the ground. The woman’s face looked familiar but only because she had been a common subject for Melina.</text:p>
      <text:p text:style-name="P53">“Did you see your mystery woman again? <text:span text:style-name="T53">Girl, t</text:span>his is good.”</text:p>
      <text:p text:style-name="P53">Melina nodded and wiped her nose with a bunched up facial tissue. “I think she lives around here somewhere. I mean how far can you ride a skateboard?”</text:p>
      <text:p text:style-name="P53">“<text:span text:style-name="T53">Right.”</text:span></text:p>
      <text:p text:style-name="P53">Dancia downed her water and looked back at Melina on the love seat. She was hunched over and looked incredibly depressed. She had to do something to cheer her up but what the hell can you do when her childhood friend has died?</text:p>
      <text:p text:style-name="P53">Dancia had been best friends with Melina since grade school, but she and Teddy had been <text:span text:style-name="T53">friends since pre-school. A song started playing in her head. It was </text:span><text:span text:style-name="T11">Tachycardia</text:span><text:span text:style-name="T53"> by Conor Oberst, one of Teddy’s favorite singers. She pulled out her phone, called up Spotify and turned on the song. She sat down with Melina and they two of them listened to the melancholy song about death and lost love.</text:span></text:p>
      <text:p text:style-name="P110"/>
      <text:p text:style-name="P100"/>
      <text:p text:style-name="P102">Chapter 4</text:p>
      <text:p text:style-name="P101"/>
      <text:p text:style-name="P12">Nate lounged on the big leather chair in the front room of Mashers reading a well-used green and yellow paperback Steig Larsson novel. He was blissfully unaware of the button mashing, cursing and laughing coming from the gamer cubes. There were five cubes occupied with teenage males all playing different games while several girls worked on homework assignments spread out over the big round table in the middle of the room. Not many girls were serious gamers but they didn’t seem to mind the boys who were, especially if they were cute.</text:p>
      <text:p text:style-name="P54">Trip was leaning back on a school chair in the kitchen area, watching a movie on his phone with white ear buds hanging from his ears. The last batch of French fries were going cold in the friar basket and he had already turned off the hot oil. Cleaning the friar was the dirtiest and least loved chore for anyone working at Mashers. Trip didn’t seem to mind it though and when he wasn’t gaming, he often volunteered as the cook at Mashers. </text:p>
      <text:p text:style-name="P55">A pimple faced kid with red hair approached Trip and waved to get his attention. Trip paused the movie and pulled a bud out.</text:p>
      <text:p text:style-name="P55">“Can I have a Bull, dude?”</text:p>
      <text:p text:style-name="P54">He waved a dollar at Trip who looked at the kid as if he were being <text:span text:style-name="T76">incredibly </text:span>inconvenienced.</text:p>
      <text:p text:style-name="P54">“You interrupted <text:span text:style-name="T9">Citizen Kane</text:span> for a freaking Red Bull?”</text:p>
      <text:p text:style-name="P54"><text:soft-page-break/>The kid nodded, not knowing what the famous movie was and not caring one bit if he had interrupted it. </text:p>
      <text:p text:style-name="P54">Trip tipped the chair down, reached into the fridge and pulled out the requested drink. He took the bill and tossed it into an open money box and then went back to his movie. The kid popped the drink and ignored the house rule by taking it back to his cube to drink it.</text:p>
      <text:p text:style-name="P54">Joshua st<text:span text:style-name="T54">ood</text:span> with his back to the room, slapping the buttons of an old-school stand alone arcade game. <text:span text:style-name="T54">Five white buttons, all well-worn and faded to a pale yellow color were mashed with equal force as he fought to keep a rotating spaceship icon from being pulverized by line art asteroids. The game was older than he was but it was still an absolute blast to play and he was seconds from beating Nate’s record score.</text:span></text:p>
      <text:p text:style-name="P54">“<text:span text:style-name="T54">Almost there, Nate. You’re score’s going down!”</text:span></text:p>
      <text:p text:style-name="P56">Nate ignored him, completely absorbed in his book. The door opened and flooded the room with bright, warm sunlight. A girl stood there in the doorway, looking around. Nate looked up and held his book to shield the sun like some kind of pale vampire. He checked his watch and saw they were close to closing.</text:p>
      <text:p text:style-name="P56">“We close in ten.”</text:p>
      <text:p text:style-name="P56">The girl tapped her long board and picked it up as she strode inside, door slamming shut behind her. Nate tried to return to his book but his eyes were too dilated from the sunlight to read. He watched the girl strut by wearing torn blue jean shorts and a t-shirt tight enough to see her nipples popping under the cool air conditioning. <text:span text:style-name="T55">She wasn’t a kid and she eyed him as she passed by. Nate nodded to her and then fumbled with his book trying to get back into his story.</text:span></text:p>
      <text:p text:style-name="P57"><text:soft-page-break/>The girl walked pas<text:span text:style-name="T77">t</text:span> the table with the teenagers who stared at her like they were straight up looking at the bitch who would flat steal their boyfriends away from them. The girl ignored them and stood behind Joshua, watching him play.</text:p>
      <text:p text:style-name="P57">Joshua was too absorbed by his game to look back at her but he soon saw her reflection in the screen and that was enough to cause him to take his fingers off the buttons and turn around. The girl stood about five foot four with straight, bleached blonde hair and a smattering of freckles over her tanned face. Two crystal blue eyes stared back at him, imploring him to stand aside. He did.</text:p>
      <text:p text:style-name="P57">She set her long board against the game cabinet trucks up and assumed a gamer stance with her fingers caressing the keys. Joshua slid a coin <text:span text:style-name="T77">token </text:span>into the slot for her and the game cycled through its start routine <text:span text:style-name="T56">and she began playing with laser focus.</text:span></text:p>
      <text:p text:style-name="P58">Joshua watched her play for a moment before looking down at her bare feet. <text:span text:style-name="T9">Who rode a skateboard barefoot? </text:span>Her <text:span text:style-name="T56">carefree, </text:span>beach-bab<text:span text:style-name="T56">e</text:span> style was not lost on him and soon even Trip had noticed her from the kitchen. Joshua saw him staring at the new girl with that look he always had when he was completely locked on to someone. She was indeed a looker <text:span text:style-name="T56">and </text:span>she play<text:span text:style-name="T56">ed</text:span> Asteroids like a boss.</text:p>
      <text:p text:style-name="P58">“You’ve played this game before,” Joshua intoned. </text:p>
      <text:p text:style-name="P58">She didn’t look away from the screen. “No shit. What <text:span text:style-name="T74">do </text:span>I get for top score?”</text:p>
      <text:p text:style-name="P58">Joshua looked over at Trip who had put his phone down and was standing on the other side of the girl. Trip looked over at Nate who was still ignoring everything but his book.</text:p>
      <text:p text:style-name="P58">“You beat the high score and you can be in our clan,” Trip said.</text:p>
      <text:p text:style-name="P58">Joshua looked <text:span text:style-name="T74">exasperated. </text:span>Trip shrugged. </text:p>
      <text:p text:style-name="P58"><text:soft-page-break/>The game let out a burst of <text:span text:style-name="T85">progressively faster beat </text:span>music as another level went down. She was shredding asteroids like nobody’s business. <text:span text:style-name="T85">Her tiny, triangular spaceship was zipping around the black and white screen like crazy, blasting UFO’s and big asteroids into smaller asteroids. </text:span>By now some of the kids had abandoned their <text:span text:style-name="T77">PC </text:span>games and were loitering around the old arcade game. They were watching her body <text:span text:style-name="T76">twist and gyrate </text:span>as much as the digital slaughter on the screen. Two of the girls at the table got up and left in a huff and soon all the teenage boys were whistling and hollering as the hot blonde chick climbed closer and closer to the top of the list.</text:p>
      <text:p text:style-name="P58">Nate continued to ignore the commotion as he got up to flip the open sign <text:span text:style-name="T84">over </text:span>to closed and locked the door. He returned to his chair, still reading the book.</text:p>
      <text:p text:style-name="P59">The girl slapped the final shot and the game tilted. <text:span text:style-name="T74">She entered one letter and one number as her initial. </text:span>J<text:span text:style-name="T58">Ø </text:span><text:span text:style-name="T59">now held</text:span> the new highest score in Asteroids. She stood there looking at her score and then slowly looked over at Joshua. </text:p>
      <text:p text:style-name="P59">“<text:span text:style-name="T83">You’re </text:span>J<text:span text:style-name="T84">ay </text:span><text:span text:style-name="T61">Zero</text:span><text:span text:style-name="T84">, the game architect?”</text:span></text:p>
      <text:p text:style-name="P60"><text:s/><text:span text:style-name="T83">She nodded, her eyes remaining level. Joshua raised an eyebrow. </text:span>J<text:span text:style-name="T58">Ø </text:span><text:span text:style-name="T60">was the gamer name of the most talented programmer he’d ever heard of and up until now, </text:span><text:span text:style-name="T61">someone </text:span><text:span text:style-name="T60">he had never seen a picture of and assumed </text:span><text:span text:style-name="T61">was a guy</text:span><text:span text:style-name="T60">.</text:span></text:p>
      <text:p text:style-name="P58">Joshua smiled <text:span text:style-name="T84">appreciably </text:span>at her as Trip started shooing the teenagers out of the place. There were cries of injustice and pleas to stay and watch the gamer chick play. Trip drove them away with a foam Minecraft sword he pulled off the wall. It was an eight bit rendering of a sword and it looked about as threatening as a cartoon. <text:span text:style-name="T74">He waved it back and forth at them, </text:span><text:soft-page-break/><text:span text:style-name="T74">batting a few and stabbing others who died dramatically before picking themselves up and brushing past Nate and out the front door.</text:span></text:p>
      <text:p text:style-name="P61">When the last one had left, he turned around and stared at the blonde chick who had beaten his all time winning score. She smiled at him disarmingly. </text:p>
      <text:p text:style-name="P61">“GG,” <text:span text:style-name="T76">Nate said. </text:span>It was gamer shorthand for Good Game.</text:p>
      <text:p text:style-name="P61">She shrugged like it was nothing and then <text:span text:style-name="T75">headed into the nearest gamer cube and turned the chair around backwards, threw a leg over it and sat down. She turned on the PC and flexed her fingers as the computer booted up.</text:span></text:p>
      <text:p text:style-name="P61">“<text:span text:style-name="T77">What do you guys play?”</text:span></text:p>
      <text:p text:style-name="P62">Trip was the first to respond, pretending to sheath his sword. “We’re on a new FPS space shooter called, Betweos.”</text:p>
      <text:p text:style-name="P62">The girl shrugged, “Never heard of it. Something like Halo?”</text:p>
      <text:p text:style-name="P62">Joshua <text:span text:style-name="T78">leaned over the cube wall and looked down at you. “I’m Joshua, he’s Trip. What’s your name?”</text:span></text:p>
      <text:p text:style-name="P64">She found the Betweos shortcut on the desktop and double clicked it. <text:span text:style-name="T79">After a quick glance at Trip and she said, </text:span>“Jo.”</text:p>
      <text:p text:style-name="P64">“<text:span text:style-name="T79">Clan’s name is Devil Dogs,” Trip replied with his best I’m totally into you smile. Jo gave him a sly smile and turned back to the screen.</text:span></text:p>
      <text:p text:style-name="P63">Trip and Joshua exchanged approving nods while Nate set about shutting down the other <text:s/>cubes. <text:span text:style-name="T79">Jo watched the game boot up with that same focus she had for Asteroids. She breezed through the setup and skipped the tutorial. </text:span></text:p>
      <text:p text:style-name="P61">“<text:span text:style-name="T79">How many members?”</text:span></text:p>
      <text:p text:style-name="P65"><text:soft-page-break/>Joshua stepped back and started helping Nate close up the place while Trip hung over the cube wall and talked to his new heartbreak.</text:p>
      <text:p text:style-name="P65">“Seems a bit soon to be replacing Teddy,” Nate offered. Joshua’s dark eyebrows narrowed. It didn’t feel right to him either.</text:p>
      <text:p text:style-name="P65">“<text:span text:style-name="T80">We’ll poll the team tomorrow. In the meantime, can’t hurt to see what she can do.”</text:span></text:p>
      <text:p text:style-name="P66">Nate nodded, looking over at Jo and Trip. “I’m <text:span text:style-name="T81">heading upstairs. You kids lock the door on your way out.” He handed Joshua the broom and got a drink from the fridge before grabbing the money box and starting up the stairs.</text:span></text:p>
      <text:p text:style-name="P67">Joshua looked at his watch. It was getting close to seven and he needed to get back home in case Dancia swung by. </text:p>
      <text:p text:style-name="P67">“Trip, I’m heading out. Have her run through some levels and see how she does. Jo, good to meet you. Our next tournament is right here, tomorrow at noon.”</text:p>
      <text:p text:style-name="P67">Jo sat back and waved to Joshua as he left. “I’ll be here.”</text:p>
      <text:p text:style-name="P67">Trip grabbed a chair and scooted it closer to Jo. She turned to face him and he got a good <text:s/>look at her sultry eyes. “I’m starving. Got anything to eat in this man cave?”</text:p>
      <text:p text:style-name="P67">Trip laughed. “I can order a pizza or something.”</text:p>
      <text:p text:style-name="P67">Jo smiled <text:span text:style-name="T86">playfully</text:span>. “Pizza would be awesome.”</text:p>
      <text:p text:style-name="P67">Then she turned back to the game and all but ignored him as she started <text:span text:style-name="T86">fraging</text:span> four armed bug soldiers. Trip pulled out his iPhone and called the local pizzeria. The night was suddenly looking very interesting.</text:p>
      <text:p text:style-name="P98">/* -----------------------*/</text:p>
      <text:p text:style-name="P103"><text:soft-page-break/>Joshua’s <text:span text:style-name="T82">place</text:span> was anything but normal for someone of his age. It was an upper level <text:span text:style-name="T82">studio in</text:span> the <text:span text:style-name="T82">Aspen Lofts condominiums on Front street. When his parents died in a tragic car accident, he inherited an abnormally large estate that included several corporations and a mansion in the foothills. He liquidated the company assets, sold the family home and bought the Lofts condo. When all was said and done, kept the family cabin in McCall and his father’s classic car and airplane. Some things held more sentimental value for him than others.</text:span></text:p>
      <text:p text:style-name="P13"><text:span text:style-name="T82">He took a job at RegTech one of the largest high tech firms in the Treasure Valley and managed to keep busy in his spare time with random software projects he collaborated on with other programmers from all over the world. His latest project was winding down and he started tinkering with the idea of building his own VR game. Which his how he knew who Jo</text:span><text:span text:style-name="T58"> </text:span><text:span text:style-name="T62">was when she entered her hacker handle initials on the Asteroids console. </text:span></text:p>
      <text:p text:style-name="P68"><text:span text:style-name="T57">Jay Zero was her full written handle which is why he always thought she was a guy. In fact, looking back over his chat sessions he realized that he had even spoken with her about some esoteric </text:span><text:span text:style-name="T63">Java language quirk months ago. He thought about what she looked like and shook his head as he sat back in his high-back swivel chair at his home computer. </text:span></text:p>
      <text:p text:style-name="P69"><text:span text:style-name="T57">The condo basically had no walls that didn’t share a glass wall that looked out onto the city and the surrounding foothills. </text:span><text:span text:style-name="T64">It was narrow but the views were pretty awesome year round. Joshua’s bedroom had a desk that faced the Front street with wrap around duel monitors and that were placed lower than usual so that he could look out at ridiculously expensive view.</text:span></text:p>
      <text:p text:style-name="P70"><text:span text:style-name="T64">T</text:span><text:span text:style-name="T57">he setting sun was behind his building and the magic hour light bathed the brown foothills and the sandstone capital dome in soft orange hues. Windows on the homes nestled in </text:span><text:soft-page-break/><text:span text:style-name="T57">the foothills reflected the setting sun as the city lights began to wink on below. Joshua stared at the view and thought about his friend Teddy.</text:span></text:p>
      <text:p text:style-name="P81">He’d never had a friend that he knew in person die before. It left an empty space inside <text:s/>that was hard to not notice. Dancia’s best friend, Melina, had known Teddy since they were in grade school. She must have been devastated, which probably explained why Dancia hadn’t shown up yet after nine in the evening. </text:p>
      <text:p text:style-name="P81">Joshua heard his stomach growling and decided to get up and do something about it. He stood up and stretched. A tiny chat window popped up on his screen with a knocking sound. It was Trip.</text:p>
      <text:p text:style-name="P82">&lt;Trip&gt; Hey man, that new chick is a baller.</text:p>
      <text:p text:style-name="P82">&lt;Joshua&gt; She designs games, man. How many levels did she play?</text:p>
      <text:p text:style-name="P82">&lt;Trip&gt; Five, in like an thirty minutes. </text:p>
      <text:p text:style-name="P82">&lt;Joshua&gt; You guys still at Mashers?</text:p>
      <text:p text:style-name="P82">&lt;Trip&gt; Nope. She just left, I’m back home. She didn’t let me drive her home. Just took off on her board towards the school. </text:p>
      <text:p text:style-name="P82">Joshua sat back and steepled his fingers, elbows on his armrests. </text:p>
      <text:p text:style-name="P82">&lt;Joshua&gt; She didn’t mention where she lived?</text:p>
      <text:p text:style-name="P82">&lt;Trip&gt; Nope. Dude, I was putting out the vibes and she wasn’t buying it. I didn’t want to push it, you know?</text:p>
      <text:p text:style-name="P82">Joshua smiled. Trip was always falling for girls out of his league. This one was probably out of everyone’s league. </text:p>
      <text:p text:style-name="P82">&lt;Trip&gt; Just back off for a while, she’ll come around. ;-)</text:p>
      <text:p text:style-name="P82"><text:soft-page-break/>There was a long pause and Joshua started to get back up again.</text:p>
      <text:p text:style-name="P82">&lt;Trip&gt; I’m missing Teddy, man. Shit ain’t right.</text:p>
      <text:p text:style-name="P71"><text:span text:style-name="T57">Joshua sat down on the edge of this chair and started typing on his </text:span><text:span text:style-name="T65">Corsair mechanical keyboard. </text:span><text:span text:style-name="T66">The click-clack of the keys were the only sound in the room.</text:span></text:p>
      <text:p text:style-name="P83">&lt;Joshua&gt; I miss him too. See you tomorrow.</text:p>
      <text:p text:style-name="P83">He waited for a moment to see if Trip was going to keep typing. A buzzer sounded, startling him by breaking the silence like a plane of glass shattering. Joshua got up and headed to his intercom to let Dancia in.</text:p>
      <text:p text:style-name="P104">/* -----------------------*/</text:p>
      <text:p text:style-name="P105">Dancia looked as tired and drained as he felt when she came through the breezeway and into his condo. She wrapped her arms around him and they stood in a hug for a long while. Then she kissed him and moved to the fridge. Joshua’s kitchen was along one of the inner walls opposite the glass windows. Dancia dug around until she found a container of cottage cheese and a can of peaches. </text:p>
      <text:p text:style-name="P14"><text:span text:style-name="T57">Joshua watched her fix herself a bowl after she offered him some and he refused. </text:span><text:span text:style-name="T67">He wasn’t hungry. “Melina was pretty crushed by the news.”</text:span></text:p>
      <text:p text:style-name="P84">“I can imagine. Didn’t they know each other back to grade school or something?”</text:p>
      <text:p text:style-name="P85">“Yup. He was like a brother to her,” Dancia said, putting away the containers and taking her glass bowl to the windows that looked out on the city and Front street. She ate the cottage cheese and watched the cars go by below.</text:p>
      <text:p text:style-name="P85">Joshua sat down on the black leather couch and stretched out in a yawn.</text:p>
      <text:p text:style-name="P85">“Oh, I think we may have a new clan member for tomorrow’s game.”</text:p>
      <text:p text:style-name="P85"><text:soft-page-break/>Dancia looked over at him as she chewed. “Seems a bit soon, doesn’t it?”</text:p>
      <text:p text:style-name="P85">Joshua shrugged. “You’ll never guess who it is.”</text:p>
      <text:p text:style-name="P85">Dancia rolled her eyes and looked back out the window past her own reflection.</text:p>
      <text:p text:style-name="P85">“Are you familiar with the hacker alias – Jay Zero?”</text:p>
      <text:p text:style-name="P85">Dancia took a bite of peaches and thought about it for a moment. Joshua was about to say something when she turned to him and pointed her spoon. “Wait, he’s that dude who makes his own games, right?”</text:p>
      <text:p text:style-name="P85">Joshua nodded. “Except he’s not a dude, he’s a girl.”</text:p>
      <text:p text:style-name="P85">Dancia was intrigued. She came back to the couch to hear more.</text:p>
      <text:p text:style-name="P85">“Jay Zero is short for Jo, as in Josephine, I’m guessing. Anyway, she showed up at Mashers last night and <text:span text:style-name="T87">flat </text:span>beat Nate’s score on Asteroids.”</text:p>
      <text:p text:style-name="P85">Dancia stopped chewing for a moment. “No one’s ever gotten close to his score?”</text:p>
      <text:p text:style-name="P85">“I know right? She did it in like fifteen minutes. I stood there and watched her do it. She’s a button mashing freak.”</text:p>
      <text:p text:style-name="P72"><text:span text:style-name="T57">It was obvious he was impressed with the girl. Dancia immediately felt a </text:span><text:span text:style-name="T69">tinge</text:span><text:span text:style-name="T57"> of jealousy. “This Jo chick was a some kind of wall flower, right? I mean, glasses and </text:span><text:span text:style-name="T68">a pocket protector?”</text:span></text:p>
      <text:p text:style-name="P86">Joshua laughed. “Actually, she’s <text:span text:style-name="T87">pretty</text:span> hot. Trip’s already been after her. Although in typical form, he was soundly rejected.”</text:p>
      <text:p text:style-name="P86">Dancia scraped around <text:span text:style-name="T87">the</text:span> bowl with her spoon, finishing every last curd. She handed him her dirty bowl. “I’ll have to meet her. I can’t have you nerds drooling over anyone but me in this clan.” She smiled back at him as he took the bowl from her.</text:p>
      <text:p text:style-name="P117"/>
      <text:p text:style-name="P112"/>
      <text:p text:style-name="P111">Chapter F<text:span text:style-name="T88">ive</text:span></text:p>
      <text:p text:style-name="P112"/>
      <text:p text:style-name="P175">Game day. </text:p>
      <text:p text:style-name="P120">Mashers <text:span text:style-name="T109">was</text:span> closed on Sundays, so anyone coming for the game enter<text:span text:style-name="T109">ed</text:span> the house through the side door. The door is kept locked, so you have to buzz to be let in. Dancia and Joshua arrived early in his silver Porsche 356 convertible. Steve’s big black Dodge, Pete’s vette and Chris’s bike were already parked in the long driveway that extended into the backyard. Dancia wore a black t-shirt with the Atari logo on it and black jeans with slip ons. Joshua sported a Star Wars T-shirt and <text:span text:style-name="T89">distressed</text:span> jeans. Both wore dark shades to shield their eyes from the glaring midday sun. It was important to be comfortable while gaming in a tournament and consequently nobody dressed up for the event.</text:p>
      <text:p text:style-name="P119">Dancia pushed the door bell and <text:span text:style-name="T89">waited. She held a homemade salad in a plastic box because pizza wasn’t her thing and had her laptop in a messenger bag around her neck. Joshua lifted his shades and looked around the yard as they waited for someone to let them in. The neighborhood was typically quiet as most people were either still in church or still in bed. Nate’s VW micro bus was parked across the street with it’s faded blue sides and white roof. It was an early model with split windows and baggage rack across the roof. </text:span></text:p>
      <text:p text:style-name="P121">Nate opened the door and through out his arms to hug Danica. She obliged him and let herself in. Joshua held out his arm for a hug and Nate just winked at him and left him hanging. Joshua shrugged and shut the door behind him. <text:span text:style-name="T90">Inside, Depeche Mode was pumping too loud to </text:span><text:soft-page-break/><text:span text:style-name="T90">hear anyone talking unless you were inches from their faces. Dancia came into the kitchen area and put her salad in the fridge. Pete came into the narrow area and frowned at her. This caused Dancia to wrap her arms around his neck and hug him. “How’s Melina doing?” Pete asked. Dancia let go of him and frowned out of the side of her mouth. “Not so good.”</text:span></text:p>
      <text:p text:style-name="P122">Pete tried to cheer her up by pretending he was playing <text:span text:style-name="T95">the song</text:span> with an air guitar. Dancia patted him on the shoulder and moved to the round table. Laptops were already plugged in to a power strip strewn out in the center of the table. <text:span text:style-name="T91">She looked around for Steve and didn’t see him. “Where’s Sumat?” she asked with a clearly snobby tone.</text:span></text:p>
      <text:p text:style-name="P123">Nate came back through the main room, gliding to the music. “He’s in the can, man.”</text:p>
      <text:p text:style-name="P123">Right on cue there was a flush from the only bathroom and Steve came out adjusting his pants under his <text:span text:style-name="T95">protruding </text:span>belly. Dancia nodded at him and he nodded back before taking <text:span text:style-name="T95">a</text:span> seat in his favorite cube. Of all the guys in the clan, he was the only one she really didn’t get along with. They clashed on just about everything from politics to game play. Steve was a straight up jerk to women. His gamer name was SUMAT (Shut Up Men Are Talking). Which really said it all in Dancia’s opinion. He was the only member who voted against adding her to the clan and she never forgot <text:span text:style-name="T95">it</text:span>.</text:p>
      <text:p text:style-name="P123">Joshua set his shades on the table where Dancia was setting up her System76 laptop. She leaned over to talk in his ear. “Does Steve know about Jo?”</text:p>
      <text:p text:style-name="P123">Joshua smiled and shook his head as he sat down and got ready for the fireworks to start.</text:p>
      <text:p text:style-name="P123">The front door buzzer rang and somehow, Nate could hear it over the bass line of the music. He went to the door and undid the latch to open it a crack. It was Jo, wearing a sun dress <text:soft-page-break/>and no shoes,<text:span text:style-name="T95"> long board in her hand</text:span>. <text:span text:style-name="T92">Nate didn’t recognize her and said, “Sorry kid, we’re closed Sunday.”</text:span></text:p>
      <text:p text:style-name="P124">He shut the door and started to walk away before Jo pounded <text:span text:style-name="T94">solidly </text:span>on the door. He turned around, opened the door and looked down at her again. She took off her aviator shades and gave him a<text:span text:style-name="T95">n evil eye</text:span> He fained surprise and then opened the door. “Sorry, didn’t recognize you.” <text:span text:style-name="T95">He pointed at her and paused a moment then said, “Jo, right?”</text:span></text:p>
      <text:p text:style-name="P124">Jo walked <text:span text:style-name="T95">past him and </text:span>in to the dark arcade, sunlight filtering through her dress.</text:p>
      <text:p text:style-name="P124">Every guy in the room looked and dropped their jaws. It was clear she wasn’t wearing anything under the <text:span text:style-name="T93">white</text:span> dress. Nate shut the door and the affect was over before anyone could recover.</text:p>
      <text:p text:style-name="P124">“What’s up nerds? <text:span text:style-name="T95">I’m Jo.</text:span>”</text:p>
      <text:p text:style-name="P125">Joshua looked back to Dancia who’s mouth was <text:span text:style-name="T95">agape</text:span> too. She <text:span text:style-name="T95">closed</text:span> her mouth and raised an eyebrow. <text:span text:style-name="T95">Steve turned around to look at Trip who was standing in front of his regular cube. Trip smiled, overtly pleased to see Jo again. </text:span></text:p>
      <text:p text:style-name="P127">Steve cleared his throat. “Who the hell is that?”</text:p>
      <text:p text:style-name="P126">Trip scooted past ignoring him completely. Joshua and Dancia exchanged knowing looks. Here it comes. <text:span text:style-name="T96">Steve looked back to Nate who was ignoring the Trip/Jo reunion. </text:span></text:p>
      <text:p text:style-name="P128">Pete slid back to the sound mixing controls near the kitchen and turned down the music right when Steve loudly declared, “Who the hell is <text:span text:style-name="T9">she</text:span>?”</text:p>
      <text:p text:style-name="P128">Jo and Trip both turned to face Steve who didn’t seem the least bit embarrassed by the shout. “Steve, cool you jets, man. This is Jo, she joined yesterday. She’s taking Teddy’s spot today.”</text:p>
      <text:p text:style-name="P128"><text:soft-page-break/>Steve threw up his hands and stood up.</text:p>
      <text:p text:style-name="P128">“Don’t we get voting rights for new fucking members anymore?”</text:p>
      <text:p text:style-name="P128">Nate moved silently behind Trip and Jo like he was trying to tip toe out of site. </text:p>
      <text:p text:style-name="P128">Trip held up his hands in an effort to passively defuse the situation.</text:p>
      <text:p text:style-name="P128">“Dude, she beat Nate’s Asteroid record and then proceeded to level up to five against the Betweos AI last night. I think that earns her the right to play today.”</text:p>
      <text:p text:style-name="P128">Steve was already starting to sweat from his forehead. He looked down at Joshua who held up his hands innocently. “It’s true about Nate’s score. I saw her do it.”</text:p>
      <text:p text:style-name="P128">Steve glared at Dancia who’s eyes started to grow in self defense.</text:p>
      <text:p text:style-name="P128">“I’ve never met her, don’t even look at me,” Dancia stated.</text:p>
      <text:p text:style-name="P128">Steve pointed over at Pete who stayed at the back of the room as if he were too afraid to come closer. “What the fuck, man?”</text:p>
      <text:p text:style-name="P128">Trip glanced quickly at Joshua who shrugged then he looked back at Steve.</text:p>
      <text:p text:style-name="P128">“She beat Nate’s score, I say that earns her the right to try out, man.” <text:span text:style-name="T97">Trip said.</text:span></text:p>
      <text:p text:style-name="P129">Steve was not backing down. You could see the veins on his forehead growing as his blood pressure rose. </text:p>
      <text:p text:style-name="P129">Finally Joshua stepped in to back up Trip. “Give her a shot, Steve. Who knows, she might be better than any of us.”</text:p>
      <text:p text:style-name="P129">Steve shook his head and looked around at everyone in the room. “Let’s hope she’s better than Teddy.”</text:p>
      <text:p text:style-name="P129">It was a dick move and Dancia’s icy stare let him know it. Joshua put his hand on her arm to keep her from saying or doing anything more.</text:p>
      <text:p text:style-name="P129"><text:soft-page-break/>The side door buzzer rang and Nate slid out to answer it. <text:span text:style-name="T98">It was Van and Chris, both of them toting laptops the size of suitcases. Nate put a finger to his lips and told them to watch out, Steve was raging inside. Chris smiled devilishly. He loved fucking with Steve. But Van seemed almost scared as he followed the other two into the house. Van was the most button down guy in the clan. He was actually a small claims attorney and he usually wore a collared shirt and khaki’s <text:s/>to the games. Chris meanwhile, reveled in his sloppy shorts and wrinkled Weezer t-shirt and black Cons.</text:span></text:p>
      <text:p text:style-name="P130">The main room was still quiet as a tomb as Chris set his laptop next to Dancia’s and noticed the hot blonde beside Trip. He immediately went around the table to introduce himself.</text:p>
      <text:p text:style-name="P130">“Hey, I’m Chris.”</text:p>
      <text:p text:style-name="P130">Jo shook his hand. “Jo.”</text:p>
      <text:p text:style-name="P130">Chris looked over at Steve who was still plenty red in the face with anger.</text:p>
      <text:p text:style-name="P130">“What’s up Stevie? You look like a woman pissed in your Wheaties.”</text:p>
      <text:p text:style-name="P130">Dancia couldn’t help herself, she burst out in laughter. Jo and her locked eyes with her and there was a silent Girl Power moment between them.</text:p>
      <text:p text:style-name="P130">“Shut the fuck up, Chris. Trip’s trying to let this chippy play for Teddy?”</text:p>
      <text:p text:style-name="P130">Chris looked back at Jo who shrugged innocently. “Nice!”</text:p>
      <text:p text:style-name="P130">“So what’s the dealio, big guy? You afraid she’s going to out play you?”</text:p>
      <text:p text:style-name="P130">Steve knew Chris was messing with him and he took a deep breath to calm himself down. <text:s/>Chris looked around the room. “Let’s vote on it then. All in favor of letting Jo here join the clan, raise your hand.”</text:p>
      <text:p text:style-name="P130">Steve silently fumed as everyone’s hand raised.</text:p>
      <text:p text:style-name="P130"><text:soft-page-break/>“Okay then, welcome to the clan,” Chris said and hands went back down.</text:p>
      <text:p text:style-name="P130">Chris went back to the kitchen as everyone started to slowly gather around the main table for a pre-game strategy session. <text:span text:style-name="T99">The door bell rang again and Nate scooted over to answer it.</text:span></text:p>
      <text:p text:style-name="P130">“<text:span text:style-name="T99">Ah, just in time for food,” Van said to nobody in particular as he edged around to introduce himself to Jo.</text:span></text:p>
      <text:p text:style-name="P130">“<text:span text:style-name="T99">Hi, I’m Van. Nice to meet you.”</text:span></text:p>
      <text:p text:style-name="P131">Jo shook his clammy hand. “Nice to meet you Van, I’m <text:span text:style-name="T103">an ogre</text:span>, apparently.”</text:p>
      <text:p text:style-name="P131">Van shook his head, “No, not at all. That actually went better than the last time <text:span text:style-name="T103">a girl joined our team.</text:span>”</text:p>
      <text:p text:style-name="P131">Jo looked at Dancia who stood up to shake her hand next.</text:p>
      <text:p text:style-name="P131">“He’s right, Steve damn near shot me when<text:span text:style-name="T9"> I </text:span>joined.”</text:p>
      <text:p text:style-name="P131">Jo tilted her head in surprise, <text:span text:style-name="T103">not entirely sure Dancia was being straight with her.</text:span></text:p>
      <text:p text:style-name="P131">“Oh, I’m just kidding. He’s not allowed to pack at games anymore. Right, Sumat?”</text:p>
      <text:p text:style-name="P131">Steve had sat back down with his back to the table. He flipped her a bird.</text:p>
      <text:p text:style-name="P131">“<text:span text:style-name="T100">So, Joshua says you’re a game designer,” Dancia offered.</text:span></text:p>
      <text:p text:style-name="P132">Jo sat down with Trip on the other side of Joshua. “Yeah, I do a little coding on the side.”</text:p>
      <text:p text:style-name="P132">Joshua shook his head. “Don’t let her fool you, she’s a <text:span text:style-name="T103">freaking </text:span>boss coder.”</text:p>
      <text:p text:style-name="P132">Jo demurred. Steve turned around and looked right at Jo. “<text:span text:style-name="T102">Wait, y</text:span>ou’re Jay Zero?”</text:p>
      <text:p text:style-name="P132">She raised a <text:span text:style-name="T102">tentative </text:span>hand, “Guilty.”</text:p>
      <text:p text:style-name="P132">Steve <text:span text:style-name="T102">lifted</text:span> a dark eyebrow above his black framed glasses. Then he regained his composure and turned a shoulder away from her.</text:p>
      <text:p text:style-name="P132"><text:soft-page-break/>Dancia smiled approvingly. It took her <text:span text:style-name="T101">weeks of</text:span> games to get that kind of respect from Steve. “<text:span text:style-name="T103">So who do you work for?” she asked Jo.</text:span></text:p>
      <text:p text:style-name="P132">“<text:span text:style-name="T103">I’m actually more of free lancer now. I house sit in the off season, when I do the most work.”</text:span></text:p>
      <text:p text:style-name="P133">Dancia continued to be intrigued. “So I take it you work remotely then?”</text:p>
      <text:p text:style-name="P133">Jo nodded and pulled back her straight blonde hair. Dancia noticed she was wearing an old Casio calculator watch and no ear rings. Her make-up seemed light <text:span text:style-name="T104">if she even wore anything at all. </text:span></text:p>
      <text:p text:style-name="P133">“<text:span text:style-name="T104">Have we played any games you designed?” Van asked.</text:span></text:p>
      <text:p text:style-name="P133">“<text:span text:style-name="T104">Probably. Death Squad Four, Devil’s Realm and Salty Dog.”</text:span></text:p>
      <text:p text:style-name="P134">Everyone had played Salty Dog a pirate FPS. The game had gone under the radar a few years back but the code was released as Open Source on line and then it became a hit. Especially after coders from all over made their own levels and characters.</text:p>
      <text:p text:style-name="P135">“That game’s one of my favorites. I even made my own Jack Black character,” <text:span text:style-name="T105">Joshua admitted.</text:span></text:p>
      <text:p text:style-name="P136">“So you’re a coder then?” Jo asked.</text:p>
      <text:p text:style-name="P136">Joshua nodded. “I work for RegTech. Mostly Java and some web stuff.”</text:p>
      <text:p text:style-name="P136">Jo seemed impressed but was also keenly aware that Dancia was looking concerned so she asked Trip to get her a soda. Pizza was opened all around and paper plates circulated along with red Solo cups filled with energy drinks or Mountain Dew. Nate tosses a fresh bag of Doritos on the table and that was a hit. </text:p>
      <text:p text:style-name="P136"><text:soft-page-break/>The music was brought up in volume but not blaring this time. Pete pulled out a well used <text:s/>dry erase board and started scribbling objectives on it. Discussion ensued about how to best handle the highest levels of Betweos in order to defeat the bug enemy. Jo mostly just listened and didn’t offer any suggestions. Dancia interrupted only once when they decided to do something she knew was going to get them killed. Her former life in the military often came in handy for gaming. Especially when none of the team members had ever served except for her. Van thanked her for the tip, using her gamer handle of Eniram. </text:p>
      <text:p text:style-name="P136">“How long were you in the Corps?” Jo asked.</text:p>
      <text:p text:style-name="P136">Dancia looked impressed that she had guessed which branch she had served. Not that it wasn’t too big of secret if you could spell backwards, but most people never thought to do that.</text:p>
      <text:p text:style-name="P136">“Just one enlistment. They couldn’t guarantee me a job in Cyber Command so I told them to stick it and went back to school.”</text:p>
      <text:p text:style-name="P136">“What’s your major?”</text:p>
      <text:p text:style-name="P136">“Comp Sci. I dabble in database design on the side.”</text:p>
      <text:p text:style-name="P136">“She’s a horrible Admin,” Steve butted in.</text:p>
      <text:p text:style-name="P136">Dancia just frowned and continued. “<text:span text:style-name="T106">PostgreSQL and when pressed, MySQL.”</text:span></text:p>
      <text:p text:style-name="P137">Jo seemed interested but Nate changed the topic. “Okay, no more techy talk. What team is Jo going to be on?”</text:p>
      <text:p text:style-name="P137">The team was divided into three squads of three for a total of nine players. Alpha Squad consisted of Joshua, Dancia and Trip; Bravo Squad was Nate, Van and Teddy; Charlie Squad with Steve, Chris and Pete.</text:p>
      <text:p text:style-name="P137"><text:soft-page-break/>“I say she can play in Ruxpin’s place. He mostly sucked so that team needs more help,” Steve offered. He had turned around to face the table to eat his all meat pizza.</text:p>
      <text:p text:style-name="P137">Jo smiled upon hearing Teddy’s gamer name for the first time. Teddy Ruxpin was a well known animatronic toy bear that read kid’s books. It was also creepy as hell for some kids and <text:span text:style-name="T107">even some</text:span> adults.</text:p>
      <text:p text:style-name="P137">“<text:span text:style-name="T107">I’m cool with anywhere you put me, guys,” Jo said.</text:span></text:p>
      <text:p text:style-name="P138">Steve looked at her and almost told her to shut up, but stuffed pizza in his mouth instead. He chewed loudly, smacking his lips because he ju<text:span text:style-name="T108">s</text:span>t didn’t <text:span text:style-name="T110">care</text:span> about manners.</text:p>
      <text:p text:style-name="P138">Everyone else agreed that Jo could take Teddy’s spot. They finished up eating and started moving into their gaming <text:span text:style-name="T108">positions.</text:span> There were only six cubicles available so a few of them played on beefed up laptops <text:span text:style-name="T110">with headphones and mice attached. Joshua used a MacBook Pro with a high end headset. Dancia ran a Windows 10 VM on her beast-mode lappy with Ubuntu. Nate was the only other one on a laptop and his was an HP gamer model running Windows 10. Everyone else was in a cubical on Windows 10 machines.</text:span></text:p>
      <text:p text:style-name="P139">Most hight end games ran on PC’s with beefed up graphics cards and over-clocked CPU’s. The gamer cube’s had liquid cooling and high end specs that the average gamer couldn’t afford. There was some advantages to owning an arcade business and being able to afford six amazing gaming rigs was one of them. Just about all the profits from Mashers went back into the machines. He was staffed by volunteers and he had very little overhead, save for enormous power and high speed Internet bills. </text:p>
      <text:p text:style-name="P139">Nate dimmed the lights and turned the music down. He switched it to techno with no lyrics. The steady, rhythmic beats helped maintain background ambiance that brought a level of <text:soft-page-break/>urgency to the game play while not being invasive. They had to keep it low so that everyone could hear each other in the game. <text:span text:style-name="T111">Keyboards glowed, monitors flickered and the music drove on as the players all logged onto Betweos.</text:span></text:p>
      <text:p text:style-name="P173"><text:span text:style-name="T71">They never used their real names while playing other groups on-line. Joshua’s gamer name was </text:span><text:span text:style-name="T72">Cap</text:span><text:span text:style-name="T71"> after the Marvel do-gooder, Captain America and he was the team captain. Dancia’s was </text:span><text:span text:style-name="T72">Eniram</text:span><text:span text:style-name="T71">, Trip’s was </text:span><text:span text:style-name="T72">Krzysztof</text:span><text:span text:style-name="T71"> after his favorite Polish director.</text:span></text:p>
      <text:p text:style-name="P173"><text:span text:style-name="T71">Bravo Squad consisted of Nate – </text:span><text:span text:style-name="T72">Chul</text:span><text:span text:style-name="T71">, after his favorite Korean Starcraft gamer, Jang “MC” Min Chul, Van’s was </text:span><text:span text:style-name="T72">Helsing</text:span><text:span text:style-name="T71">, and Jo’s became </text:span><text:span text:style-name="T72">JayZero</text:span><text:span text:style-name="T71">. </text:span></text:p>
      <text:p text:style-name="P173"><text:span text:style-name="T71">Charlie Squad was Steve – </text:span><text:span text:style-name="T73">SUMAT</text:span><text:span text:style-name="T71">, Pete was </text:span><text:span text:style-name="T73">Dead </text:span><text:span text:style-name="T72">Vette</text:span><text:span text:style-name="T71"> and Chris’s name was taken from the bike he always rode – </text:span><text:span text:style-name="T72">Yeti</text:span><text:span text:style-name="T71">.</text:span></text:p>
      <text:p text:style-name="P174"><text:span text:style-name="T71">T</text:span><text:span text:style-name="T70">heir team name was Niner. Not that creative, but then they were mostly just friends who liked to game together. Not all of them were tech geeks and they never played in tournaments for money. It was just a fun hobby to most of them with the possible exception of Steve who seemed to take each loss more personally than anyone else. That was just Steve being Steve.</text:span></text:p>
      <text:p text:style-name="P178"/>
      <text:p text:style-name="P140"/>
      <text:p text:style-name="P141">Chapter Six</text:p>
      <text:p text:style-name="P141"/>
      <text:p text:style-name="P142">The players materialized in <text:span text:style-name="T113">a</text:span> lunar gray trench somewhere on Betwi-One, the first moon <text:span text:style-name="T113">where</text:span> they battle <text:span text:style-name="T115">the </text:span>enemy bug <text:span text:style-name="T115">soldiers</text:span> know<text:span text:style-name="T114">n</text:span> as the Acheron Army. <text:span text:style-name="T115">The players all belonged to the human forces in the game known as the Elysian Army. They wore gray and light blue colored armored battle suit. Betwi-One</text:span> was modeled after the Earth’s moon and everyone's armor was quickly covered in the fine gray regolith dust of the moon’s surface. Each player carried a plasma rifle and six grenades. The squad leaders all carried something bigger, that <text:span text:style-name="T9">Eniram</text:span> refereed to as a SAW or Squad Automatic Weapon. <text:span text:style-name="T112">It was essentially a more powerful plasma cannon and it made minced meat out of the enemy.</text:span></text:p>
      <text:p text:style-name="P143">The team leads were Joshua, Nate and Steve. Each time they generated in a new level, the leads launched into a pre-planned series of maneuvers designed to spread them out and penetrate the bug army’s defenses. The game was a futuristic version of trench warfare from WWI. Players had to form raiding parties and launch over the top of the trench walls to attack the enemy bugs being controlled by the game’s AI. </text:p>
      <text:p text:style-name="P143">Attrition was high just getting out of the trenches. Nate’s team was selected to go first, because both Van and Jo were newbs and would probably be killed. True to form, Van went down and then Jo before Charlie Squad could climb over them and press their attack across open ground. Steve’s squad was obliterated too but Joshua’s Alpha <text:span text:style-name="T115">squad managed to get Dancia and </text:span><text:soft-page-break/><text:span text:style-name="T115">Trip into the enemy trench. There they too died under a massive swarm of enemy bugs. End of Round One. Acheron Army nine, Elysian Army Zero.</text:span></text:p>
      <text:p text:style-name="P144">The game regenerated them in the trench where they died after a short animated intermission in which the Acheron Army gloated about how puny the human soldiers were. Hands were quickly wiped on pant legs and knuckled cracked before gripping their controllers for the next round.</text:p>
      <text:p text:style-name="P144">The Acheron bug soldiers had four arms and clamshell heads covered with sensors and weapons. It took a typical Elysian soldier many tries to just take one of the bugs down. The team had played this game enough times now to have devised some rudimentary game play tactics. The lead and the number two team member both laid down fire at a single enemy solider while the third squad member covered them. It usually took about ten seconds of constant firing to kill a bug and move on.</text:p>
      <text:p text:style-name="P145">Nate dictated who they fired at with <text:span text:style-name="T116">his huge SAW. </text:span>Van <text:span text:style-name="T116">backed him up as the number two man and Jo stood over them and protecting them and warning of new attacks. Joshua’s squad <text:s/>easily took down two enemy bugs before Nate’s team got one. Behind them, Steve’s squad advanced, concentrating their fire on the next line of bugs. This time they all managed to live long enough to kill their way down the trench and enter a subterranean tunnel.</text:span></text:p>
      <text:p text:style-name="P146">No enemy awaited them there and the squads gathered around, looking at their player avatars breathing heavy. Joshua directed them down a tunnel he hoped lead to a boss cave but when his squad entered the cavernous room, they were hit by a series of devastating blasts that took them out of the game. Joshua and Dancia immediately stood up and got over the shoulders of Van and Jo. Trip did the same to Steve who didn’t protest like he usually did.</text:p>
      <text:p text:style-name="P146"><text:soft-page-break/>The action seemed to intensify as Nate’s team ran down the dark corridors, blasting away at a new stream of advancing bug soldiers.</text:p>
      <text:p text:style-name="P146">“Nate, go right. Nobody’s tried that yet,” Joshua hinted</text:p>
      <text:p text:style-name="P146">“Got it,” Nate replied.</text:p>
      <text:p text:style-name="P146">His squad headed down a dim corridor with no enemy bugs pursuing them. Meanwhile, back in the main tunnel, Steve’s squad started to get decimated. Angry at Nate for leaving the group, Steve started swearing as <text:span text:style-name="T117">Chris and Pete were quickly killed and after a long death scream, Steve’s avatar was blown away into smaller bloody chunks. </text:span></text:p>
      <text:p text:style-name="P147">Steve ripped off his headset and turned to look at Jo’s screen as Nate’s team was the only ones left alive. “Dammit Nate, you better not <text:span text:style-name="T118">Leeroy this!”</text:span></text:p>
      <text:p text:style-name="P148">Nate laughed maniacally as his team rounded a corner into a larger area, filled to the brim with bug soldiers. Jo screamed, “Leeeeeroy, Jenkins!” as her character shot a steady stream into the cavern. They all opened up and managed to kill half a dozen bugs before they were all killed off, ending the round for everyone expect for Van.</text:p>
      <text:p text:style-name="P148">His character had fallen forward and had made it’s way under the dead carcases of several bugs. Van was still alive! The others gathered around Van’s screen, vying for a chance to see what he saw. Van wiggled his way up through the bodies until he could see around the room. Bug soldiers were walking around with their laser guns at the ready, looking for surviors.</text:p>
      <text:p text:style-name="P148">“Holy shit, they don’t see him!” Steve exclaimed.</text:p>
      <text:p text:style-name="P148">“Dude, you may have found a glitch. Stay there, see if the AI’s notice you,” Joshua said.</text:p>
      <text:p text:style-name="P148">Van shrugged and just looked round. He tried to raise his weapon but Dancia stopped his hand on the control. “Wait, they’re bugging out.”</text:p>
      <text:p text:style-name="P148"><text:soft-page-break/>Van grinned <text:span text:style-name="T120">at the unintended pun</text:span>, “Nice one.”</text:p>
      <text:p text:style-name="P148">A door opened and they all filed out of the room. Soon he was the only one left. Van climbed on top of the bodies and scanned the room.</text:p>
      <text:p text:style-name="P148">“<text:span text:style-name="T119">This is how you level up. Van, see if you can get through that door,” Trip suggested.</text:span></text:p>
      <text:p text:style-name="P149">Van’s avatar ran into the door and it didn’t move. He slapped at the controls and nothing happened.</text:p>
      <text:p text:style-name="P149">“Take an arm from one of the bodies and use it,” Jo suggested.</text:p>
      <text:p text:style-name="P149">Dancia, Trip and Nate all looked at Jo with raised brows.</text:p>
      <text:p text:style-name="P149">“Do it,” Nate said.</text:p>
      <text:p text:style-name="P149">Van took a bug arm and slapped the control with its hand and the door opened. Jo and Trip slapped high fives behind Van. Steve leaned in over Van’s shoulder and said in a low voice, “Lock and load.”</text:p>
      <text:p text:style-name="P149">Van nodded and recharged his laser canon before moving into the new room. He made it a few paces before one of the bug soldiers across the room noticed him and started shooting. Panicking, Van started running around the room shooting blindly, his finger tapping the trigger button with vigor. But it was no use. He was quickly taken down and the round came to an end.</text:p>
      <text:p text:style-name="P150">The game level ended and everyone’s console flashed, “GAME OVER”</text:p>
      <text:p text:style-name="P150">The room was silent but everyone turned to look at Van. He had discovered a way to the next level and then died in a panic like some kind of newb. Van shrunk in his chair under the icy glares.</text:p>
      <text:p text:style-name="P151"><text:soft-page-break/>The game usually lasted much longer than that, but they had been playing in a tournament and if they all died before making it to the next level, they were out. Game, set and match. </text:p>
      <text:p text:style-name="P151">“What a buzz-kill man,” Nate said out loud. </text:p>
      <text:p text:style-name="P151">Steve got up and started collecting his things, tossing around his bag like a petulant child. The others didn’t disguise their anger with having been booted out of the tournament. Everyone started packing up their things and leaving. Van just sat there, staring at his laptop. </text:p>
      <text:p text:style-name="P151">Dancia patted his back, the only one who showed Van any compassion at all. </text:p>
      <text:p text:style-name="P151">Jo pulled out her cellphone and started typing away on it with her thumbs, walking away from the group for some privacy. Trip seemed to keep his eye on her as he cleaned up the pizza boxes and paper plates. When she put her phone down he moved over to her.</text:p>
      <text:p text:style-name="P151">“Got any plans this afternoon?”</text:p>
      <text:p text:style-name="P151">Jo squinted and shook her head. “I’ve got some work to do, sport.”</text:p>
      <text:p text:style-name="P151">Trip nodded and tried to act like that was cool, he was busy anyway.</text:p>
      <text:p text:style-name="P151">Jo approached Dancia as she was folding down her laptop. </text:p>
      <text:p text:style-name="P151">“Busy?”</text:p>
      <text:p text:style-name="P151">Dancia shrugged. </text:p>
      <text:p text:style-name="P151">“I want to show you a game I’ve been working on. Beat the crap out of this,” she indicated the game still up on Van’s laptop.</text:p>
      <text:p text:style-name="P151">Dancia <text:span text:style-name="T121">seemed intrigued as she looked the blue-eyed beauty in the eye. Joshua had said Jo was some kind of game designer, so this was a chance to check out her work. Dancia smiled politely. “Okay.”</text:span></text:p>
      <text:p text:style-name="P113"><text:soft-page-break/>* * *</text:p>
      <text:p text:style-name="P176">Joshua took her laptop back to his place and Dancia walked beside Jo down the shady street past Boise High. Jo seemed completely at ease on her long board as the wheels tapped the cracks of the sidewalk. </text:p>
      <text:p text:style-name="P152">“Where do you live?” Dancia asked, after they turned away from the school and into the old residential areas of the North End.</text:p>
      <text:p text:style-name="P152">“I live in other people’s homes during the summer. House sitting.”</text:p>
      <text:p text:style-name="P152">“Ah, you’re a cuckoo bird,” Dancia <text:span text:style-name="T125">said</text:span>.</text:p>
      <text:p text:style-name="P152">Jo <text:span text:style-name="T122">stopped skating and </text:span>looked at <text:span text:style-name="T123">Dancia</text:span> curiously. “You’ve read <text:span text:style-name="T122">Cliff Stoll?”</text:span></text:p>
      <text:p text:style-name="P153">Dancia waved her hand, “One of Joshua’s favorite reads. He made me read it when we first started going out. It was <text:span text:style-name="T123">really a love story cloaked in tech shit</text:span>.”</text:p>
      <text:p text:style-name="P153">“<text:span text:style-name="T123">Right?”</text:span></text:p>
      <text:p text:style-name="P154">Jo started moving again. “Do you code?”</text:p>
      <text:p text:style-name="P154">“Only if I have to. I’m a <text:span text:style-name="T124">DBA</text:span> girl.”</text:p>
      <text:p text:style-name="P154">Jo didn’t seem <text:span text:style-name="T123">that </text:span>impressed, but then not m<text:span text:style-name="T123">ost</text:span> people <text:span text:style-name="T123">weren't.</text:span> Database admins were <text:span text:style-name="T125">a breed among themselves in the tech world. Good ones were worth their weight in gold, but most developers didn’t think they were quite as valuable because every dev knew how to write database calls. They walked in silence for a while until Jo spoke again.</text:span></text:p>
      <text:p text:style-name="P154">“<text:span text:style-name="T125">How long have you and Joshua been an item?’</text:span></text:p>
      <text:p text:style-name="P154">“<text:span text:style-name="T125">A few years. I’m not sure if he’s the one yet, but we seem to be pretty comfortable for the moment.”</text:span></text:p>
      <text:p text:style-name="P154">“<text:span text:style-name="T125">Where does he work?”</text:span></text:p>
      <text:p text:style-name="P154"><text:soft-page-break/>“<text:span text:style-name="T125">Reg-Tech, over on Chinden. He doesn’t actually have to work, he’s pretty loaded. But I think he’d go crazy if he didn’t do something with his time. Rough life, huh?”</text:span></text:p>
      <text:p text:style-name="P155">Jo laughed. “Shit, I’m a ski instructor in the winter months and house sit in the off season. Everything I own can fit in my <text:span text:style-name="T126">FJ.”</text:span></text:p>
      <text:p text:style-name="P156">Dancia got the feeling Jo was a bit of a minimalist in just about everything. They finally came to a decent looking home in the North End with a rusted out blue Toyota FJ in the driveway looking out of place. Jo walked bare foot up to the front door and entered the code that opened the door. Dancia noticed a surveillance camera above them as they entered the home.</text:p>
      <text:p text:style-name="P156">“Take your shoes off here, I like to make sure the house isn’t disturbed while I’m in it. Less I have to clean it before the owners return.”</text:p>
      <text:p text:style-name="P157">Dancia slipped out of her Cons and followed Jo <text:span text:style-name="T127">up a winding staircase to the second floor. Lights seemed to pop on as they entered the master bedroom. There was a card table set up facing a picture window that looked out at the backyard. Sheer curtains were pulled back and Dancia could see a lap pool in the modest sized backyard.</text:span></text:p>
      <text:p text:style-name="P172">Jo sat down on a simple folded chair at her computer. It was a laptop plugged into a dock and attached to a thirty-seven inch HP curved flat panel screen. She had one of those noisy hacker keyboards that lit up in different colors and a trackball mouse. Her laptop was a MacBook <text:s/>Pro of some kind. But she was clearly not running Mac OS. It looked like some Linux variant that Dancia had never seen with a dark theme.</text:p>
      <text:p text:style-name="P159">There were so many distros of Linux, nobody could know them all these days. Dancia used a flavor of Ubuntu on her System76 laptop called Pop OS while Joshua was still on Ubuntu.</text:p>
      <text:p text:style-name="P159">“What distro are you using?”</text:p>
      <text:p text:style-name="P158"><text:soft-page-break/>“<text:span text:style-name="T130">Arch.”</text:span></text:p>
      <text:p text:style-name="P158">Jo had all kinds of windows open all over the expansive screen. Most of them were terminals or editors. Dancia recognized some familiar Open Source apps that she and Joshua used; GitKraken, Atom and <text:span text:style-name="T128">Eclipse. Developer tools that average computer users were totally clueless of. </text:span></text:p>
      <text:p text:style-name="P158">“<text:span text:style-name="T129">I’ve been working on this for a few years but it’s only just been what I’d consider playable,” Jo said as she tapped on the keyboard.</text:span></text:p>
      <text:p text:style-name="P158">“<text:span text:style-name="T129">Do you play it on a computer?”</text:span></text:p>
      <text:p text:style-name="P159">Jo shook her head. “Nope, you’re phone. Here, install this app.”</text:p>
      <text:p text:style-name="P159">She pointed to a browser window that was set to <text:span text:style-name="T130">a page with a link to a Android app. Dancia looked at it, noticed it was an secure server but there was no real branding on it. It looked pretty shady to her.</text:span></text:p>
      <text:p text:style-name="P160">Jo noticed her hesitation. “It’s okay, I’m not asking to collect any data on you. The app is just a client so you can play the game.”</text:p>
      <text:p text:style-name="P160">She pulled out her own Android phone and showed it to Dancia. Her app was called VirtualGamer and it looked pretty boring with no graphics or logos. Just like something a developer would make who didn’t have any design foo.</text:p>
      <text:p text:style-name="P160">Dancia t<text:span text:style-name="T131">y</text:span>ped in the URL to her phone and clicked the link. It loaded through the <text:span text:style-name="T131">Play Store just like any Android app. The download took a while.</text:span></text:p>
      <text:p text:style-name="P160">“<text:span text:style-name="T131">It’s a big file, lots of graphics drivers and libs. You can delete it afterwards if you want.”</text:span></text:p>
      <text:p text:style-name="P161">Danica nodded. She looked around the room. The bed was a king size version with beautiful wooden frame. All the furniture was high end and nicely maintained. One side of the <text:soft-page-break/>bed was undone where Jo probably slept, the rest was untouched. She certainly didn’t like to leave much of a footprint. Her card table was clean too, no papers or devices other than the laptop, the monitor and a phone charger.</text:p>
      <text:p text:style-name="P161">The app came up and opened to a staging area. Jo got up and went to a backpack on the floor and pulled out two cardboard phone holders like Google used to give away. They let any phone become a virtual reality screen that you could strap to our head. She put Dancia’s phone inside one and then fitted it to her head. Dancia could read the tiny screen easily. Jo took both of her hands and held them firmly.</text:p>
      <text:p text:style-name="P161">“Okay, I want you to sit down. If you log in standing up, you’ll just fall over the first time you turn your head.”</text:p>
      <text:p text:style-name="P161">“It’s that immersive?”</text:p>
      <text:p text:style-name="P161">“You’ll see.”</text:p>
      <text:p text:style-name="P161">Dancia could hear <text:span text:style-name="T132">Jo putting on her own phone headgear as she waited. </text:span></text:p>
      <text:p text:style-name="P161">“<text:span text:style-name="T132">Okay, reach up to the top and push your off button on the side of the phone. That will start the game.”</text:span></text:p>
      <text:p text:style-name="P162">Dancia did as she was told and then watched the loading bar zip across the screen like a giant green arrow. The screen went black and then faded in to a moderately high resolution virtual rendering of the exact bedroom they were in. She could see the table and chair and as she turned to look in Jo’s direction, she saw Jo sitting there crossed legged, wearing her sun dress and no head device. </text:p>
      <text:p text:style-name="P162">The avatar looked amazingly real, like a cutaway scene from an old PC game. Dancia held up her arms and they did not look exactly like her arms, but they were female and <text:soft-page-break/>Caucasian. She slowly panned around the room, looking up at the expensive wooden dresser and vanity across the room. Even the carpet was reasonably realistic. She reached down and patted the floor and her avatar’s hands did the same. Looking down at her lap she saw that she was wearing a red dress.</text:p>
      <text:p text:style-name="P162">“A nod to <text:span text:style-name="T133">T</text:span>he Matrix. You like it?”</text:p>
      <text:p text:style-name="P162">Dancia was a little stunned by the experience. <text:span text:style-name="T9">How the hell did she render the room to be exactly like where they were? This was no game, this was some kind of virtual rendering of a real-time environment. Freaking amazing.</text:span></text:p>
      <text:p text:style-name="P162">“How in the fuck did you do this? Is this a real-time rendering?”</text:p>
      <text:p text:style-name="P162">Jo’s avatar nodded and smiled. When she spoke, her voice was a half second behind her <text:span text:style-name="T133">lip</text:span> movement.</text:p>
      <text:p text:style-name="P162">“It’s better when you have a headset in and you can’t hear my voice in real time, only through the game.”</text:p>
      <text:p text:style-name="P163">Dancia started to get up and immediately experienced what used to be known as Doom Motion Sickness. Her inner ear played tricks with her mind and she started to waiver a bit and Jo’s avatar steadied her with a hand on her shoulder which she felt in real life.</text:p>
      <text:p text:style-name="P163">“This is fucking trippy, girl.”</text:p>
      <text:p text:style-name="P163">“Right?”</text:p>
      <text:p text:style-name="P163">Dancia looked across at the mirror and saw herself reflected as a pretty fair version of the blonde girl in the red dress from The Matrix movie. When she smiled, the avatar smiled. <text:span text:style-name="T9">Wait, how the hell was that even possible? Nothing is scanning my actual face.</text:span></text:p>
      <text:p text:style-name="P163">“How is the program recording my movements, my god damn smile, even?”</text:p>
      <text:p text:style-name="P163"><text:soft-page-break/>Jo’s avatar pointed across the room to a tiny device stuck to the wall. Dancia hadn’t noticed it before. “There are sensors around the room and they are looking at us and relaying information about what we look like and what we are doing. Blink twice.”</text:p>
      <text:p text:style-name="P163">Dancia did as she was told and a menu appeared to her right. It had two options, a Red pill and a blue pill. Jo was taking that Matrix nod a bit far.</text:p>
      <text:p text:style-name="P163">“Look at the blue pill and blink once.”</text:p>
      <text:p text:style-name="P163">Nothing changed until she looked back over at the mirror. Her avatar looked exactly like her. Not just the same hair color and style, but it looked enough like her personally to seriously creep Dancia out. She looked back at Jo’s avatar, mouth agape.</text:p>
      <text:p text:style-name="P163">“How does it know what I even look like?”</text:p>
      <text:p text:style-name="P163">“I’ve been passively recording you since you came into this room. All that information is being rendered in real time to your avatar. It’s like a skin, of your own skin.”</text:p>
      <text:p text:style-name="P163">“That’s sick,” Dancia said more in awe than in disgust.</text:p>
      <text:p text:style-name="P163">“We can’t leave the bedroom for now. But anywhere we go in this room can be rendered by the program. I can even change the environment to look like just about anywhere.”</text:p>
      <text:p text:style-name="P163">Dancia stared at Jo’s avatar and then slowly slipped off her headset. Her eyes took a second to focus on Jo who had taken off hers too.</text:p>
      <text:p text:style-name="P163">“Dude, this is like freaking Star Trek or something.”</text:p>
      <text:p text:style-name="P163">Jo smiled. She got up and typed some commands into a terminal. Then she turned around with a sly grin. “Put the headset back on now.”</text:p>
      <text:p text:style-name="P163"><text:soft-page-break/>Dancia did and <text:span text:style-name="T134">the room was gone, replaced by the bridge of the Enterprise from the Next Generation TV show. “Get out of here,” Dancia nearly screamed. She was a huge Star Trek nerd and standing on the bridge was a fantasy she had harbored for years.</text:span></text:p>
      <text:p text:style-name="P164">She took a step forward to where the dresser was in reality and in the simulation it was the Security Station where Commander Whorf would have stood. She turned her head and looked at the main view screen. It showed a star field sliding by at warp speed. <text:span text:style-name="T135">Jo was not in the simulation and the bridge was empty of everyone but her. She reluctantly pulled the headset off again to speak.</text:span></text:p>
      <text:p text:style-name="P164">“<text:span text:style-name="T135">Was that a 3D rendering?”</text:span></text:p>
      <text:p text:style-name="P164">“<text:span text:style-name="T135">Yes. A friend of mine worked on a Star Trek game and gave me the file.”</text:span></text:p>
      <text:p text:style-name="P165">Dancia shook her head and looked over at Jo’s monitor. “So, you must do all your work in the cloud then.”</text:p>
      <text:p text:style-name="P165">“Yup, containers are my friends.”</text:p>
      <text:p text:style-name="P165">“I didn’t see you’re avatar on the bridge, why was that?”</text:p>
      <text:p text:style-name="P165">“That was just a test using my game engine and someone else’s skin, if you will. If I were able to go to the actual set and place my scanners around it, it would be more like the room simulation.”</text:p>
      <text:p text:style-name="P165">Dancia popped out her phone and handed the headset back to Jo. She set it on the card table and pointed to the GitKraken window that showed a graphic representation of her game’s code repository. There were more people contributing to the program than just her, represented in the program by tiny icons of their faces.</text:p>
      <text:p text:style-name="P165">“How many contributors do you have?”</text:p>
      <text:p text:style-name="P165"><text:soft-page-break/>“<text:span text:style-name="T136">Less than five</text:span>, but <text:span text:style-name="T136">I’m the only one</text:span> working on the engi<text:span text:style-name="T136">ne.”</text:span></text:p>
      <text:p text:style-name="P166">Dancia <text:span text:style-name="T136">stared appreciably at</text:span> <text:span text:style-name="T136">her</text:span> for a moment. “I’ve never met a female coding genius before.”</text:p>
      <text:p text:style-name="P166">Jo r<text:span text:style-name="T136">eplied with zero irony,</text:span> “Neither have I.”</text:p>
      <text:p text:style-name="P118"/>
      <text:p text:style-name="P114"/>
      <text:p text:style-name="P116">Chapter 7</text:p>
      <text:p text:style-name="P115"/>
      <text:p text:style-name="P115"/>
      <text:p text:style-name="P177">Joshua tossed and turned in his bed his skin moist with perspiration. Subconsciously he kicked off his sheets as he waked with a start from the horrible nightmare. The sky above the city was an eerie blue-green color. It was never completely dark in his room and he was okay with that. A feature of his apartment in his eyes. Even his computer monitor was on with a screen saver spinning lines of code inside and out in colorful fonts.</text:p>
      <text:p text:style-name="P167">His nightmares were never very far away and often left him awake at odd hours of the night. Once awake, he usually couldn’t get back to sleep and just sat at his computer <text:span text:style-name="T137">reading Reddit or Twitter.</text:span></text:p>
      <text:p text:style-name="P168">He hadn’t gotten out of bed yet before the front door buzzer went off. Despite being awake, it still startled him. The only one who came to his apartment at odd <text:span text:style-name="T138">hours of the night was Dancia, but that was back when she pulled night shifts. She had a regular day job now and rarely came over unannounced. </text:span></text:p>
      <text:p text:style-name="P169">He got up and padded to the front door, scratching the butt of his black compression underwear. He could see a male figure standing in the outer entrance and didn’t recognize him.</text:p>
      <text:p text:style-name="P169">“Who is it?” he asked groggily.</text:p>
      <text:p text:style-name="P169">“Detective Plait. There’s been another murder.”</text:p>
      <text:p text:style-name="P169"><text:soft-page-break/>Joshua pushed the release and opened his door as Plait came inside. He looked as tired as Joshua felt. </text:p>
      <text:p text:style-name="P169">“Sorry to disturb you, but victim’s another member of your gamer group.”</text:p>
      <text:p text:style-name="P169">Joshua shut the door and motioned to the main room for Plait to have a seat. Then he pointed back to his room. “Excuse me, I’ll just grab some clothes.”</text:p>
      <text:p text:style-name="P169">Plait nodded and plopped down onto a leather couch to look out at the city while he waited. Joshua came back wearing black jeans and a plain black t-shirt. He looked at Plait with dread and anticipation <text:span text:style-name="T139">as he sat down in a chair opposite the detective.</text:span></text:p>
      <text:p text:style-name="P169">“<text:span text:style-name="T139">Mr. Van Ledderman was found dead outside his apartment about an hour ago.”</text:span></text:p>
      <text:p text:style-name="P170">Joshua shoot his head and swore. “This is insane!”</text:p>
      <text:p text:style-name="P170">Plait agreed, flipping over his notepad. “Cause of death was multiple stab wounds from a kitchen knife.”</text:p>
      <text:p text:style-name="P170">“Just like Teddy,” Joshua added.</text:p>
      <text:p text:style-name="P170">“When was the last time you saw Van?”</text:p>
      <text:p text:style-name="P170">Joshua grabbed his hair with his hands and pulled it back over his head. It was still damp from sweat. “<text:span text:style-name="T140">He was at Mashers with us, playing a game.”</text:span></text:p>
      <text:p text:style-name="P170">“<text:span text:style-name="T140">Did anyone do or say anything during the game that could be disparaging or hurtful to him?”</text:span></text:p>
      <text:p text:style-name="P171">Joshua laughed uneasily. “You’ve never gamed before, have you?”</text:p>
      <text:p text:style-name="P171">Plait shook his head slowly.</text:p>
      <text:p text:style-name="P171"><text:soft-page-break/>“That’s all we do when we play games. If you so much as miss a shot or cause someone else to get fragged, everyone rags on you <text:span text:style-name="T9">relentlessly</text:span>. It’s like trading insults on a basketball court, just part of the fun.”</text:p>
      <text:p text:style-name="P171">Plait nodded thoughtfully. “So nothing happened to cause anyone to disparage Van more than anyone else?”</text:p>
      <text:p text:style-name="P171">Joshua understood Plait was looking for a motive and the only thing that he could think about was that it meant the killer was someone in the group. <text:span text:style-name="T9">I can’t believe one of us would be capable of murder! </text:span></text:p>
      <text:p text:style-name="P171">“Actually, now that I think about it. Van was the only one of us who made it to the next level of the game. But then he got stupidly killed before anyone could re-spawn which caused us to be kicked from the tournament. Yeah, nobody was very happy with him after that.”</text:p>
      <text:p text:style-name="P171">Plait wrote something in his notebook and then stopped and looked over at Joshua. “Was anyone more upset than the others?”</text:p>
      <text:p text:style-name="P171">Joshua honestly couldn’t remember. </text:p>
      <text:p text:style-name="P169"/>
      <text:p text:style-name="P169"/>
      <text:p text:style-name="P16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da1e3" officeooo:paragraph-rsid="000da1e3"/>
    </style:style>
    <style:style style:name="MT1" style:family="text">
      <style:text-properties officeooo:rsid="000ea0e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svg: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KILL DASH NINE / <text:span text:style-name="MT1">BATCH</text:span> <text:page-number text:select-page="current" text:page-adjust="-1">1</text:page-number></text:p>
      </style:header>
      <loext:header-first>
        <text:p text:style-name="Header_20_left"/>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9:27:35.419241224</meta:creation-date>
    <meta:generator>LibreOffice/6.0.2.1$Linux_X86_64 LibreOffice_project/00m0$Build-1</meta:generator>
    <dc:date>2018-03-30T05:45:00.418919172</dc:date>
    <meta:editing-duration>P12DT2H44M20S</meta:editing-duration>
    <meta:editing-cycles>104</meta:editing-cycles>
    <meta:document-statistic meta:table-count="0" meta:image-count="0" meta:object-count="0" meta:page-count="63" meta:paragraph-count="554" meta:word-count="16415" meta:character-count="88441" meta:non-whitespace-character-count="72500"/>
  </office:meta>
</office:document-meta>
</file>